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0B000000AE52E10B61.png" manifest:media-type="image/png"/>
  <manifest:file-entry manifest:full-path="Pictures/100000010000019500000098E4606160.png" manifest:media-type="image/png"/>
  <manifest:file-entry manifest:full-path="Pictures/10000001000001940000009CC6112794.png" manifest:media-type="image/png"/>
  <manifest:file-entry manifest:full-path="Pictures/10000001000002D3000002C4F5928D8B.png" manifest:media-type="image/png"/>
  <manifest:file-entry manifest:full-path="Pictures/100000010000019E000000EB49C1D378.png" manifest:media-type="image/png"/>
  <manifest:file-entry manifest:full-path="Pictures/100000010000025100000116FB9D41C3.png" manifest:media-type="image/png"/>
  <manifest:file-entry manifest:full-path="Pictures/10000000000001E4000001701DCB96F4.png" manifest:media-type="image/png"/>
  <manifest:file-entry manifest:full-path="Pictures/10000001000002E7000000E1B02DF419.gif" manifest:media-type="image/png"/>
  <manifest:file-entry manifest:full-path="Pictures/10000001000002460000010D9ED51005.png" manifest:media-type="image/png"/>
  <manifest:file-entry manifest:full-path="Pictures/10000001000001910000009D90121578.png" manifest:media-type="image/png"/>
  <manifest:file-entry manifest:full-path="Pictures/1000000100000352000000A39BF3BD8C.png" manifest:media-type="image/png"/>
  <manifest:file-entry manifest:full-path="Pictures/10000000000002C000000162CA7B2C7C.png" manifest:media-type="image/png"/>
  <manifest:file-entry manifest:full-path="Pictures/100000010000027E000000C21CED7C03.png" manifest:media-type="image/png"/>
  <manifest:file-entry manifest:full-path="Pictures/10000000000001E70000017045BA32FF.png" manifest:media-type="image/png"/>
  <manifest:file-entry manifest:full-path="Pictures/1000000000000280000000A49DBD0ECF.png" manifest:media-type="image/png"/>
  <manifest:file-entry manifest:full-path="Pictures/1000000000000205000001252E1327A5.png" manifest:media-type="image/png"/>
  <manifest:file-entry manifest:full-path="Pictures/100000000000026F0000008CE4D5BDAA.png" manifest:media-type="image/png"/>
  <manifest:file-entry manifest:full-path="Pictures/10000000000001E800000173DA0F2113.png" manifest:media-type="image/png"/>
  <manifest:file-entry manifest:full-path="Pictures/10000000000002390000013A2BDD6732.png" manifest:media-type="image/png"/>
  <manifest:file-entry manifest:full-path="Pictures/10000000000002270000013136B7455A.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Pictures/100000000000012B000000B783C6F3F3.png" manifest:media-type="image/png"/>
  <manifest:file-entry manifest:full-path="Pictures/10000000000001BC000000BF313B6E8C.png" manifest:media-type="image/png"/>
  <manifest:file-entry manifest:full-path="Pictures/100000010000030E00000109207A0F2F.png" manifest:media-type="image/png"/>
  <manifest:file-entry manifest:full-path="Pictures/100000000000022F0000013BD1CDDCF2.png" manifest:media-type="image/png"/>
  <manifest:file-entry manifest:full-path="Pictures/10000001000002D300000243F77DD432.png" manifest:media-type="image/png"/>
  <manifest:file-entry manifest:full-path="Pictures/1000000100000282000000BC747B4F78.png" manifest:media-type="image/png"/>
  <manifest:file-entry manifest:full-path="Pictures/10000000000001E60000016F44037295.png" manifest:media-type="image/png"/>
  <manifest:file-entry manifest:full-path="Pictures/10000000000001D200000054E2F872A5.png" manifest:media-type="image/png"/>
  <manifest:file-entry manifest:full-path="Pictures/100000010000025100000116FA9331AD.png" manifest:media-type="image/png"/>
  <manifest:file-entry manifest:full-path="Pictures/1000000100000309000000EB09E593C6.png" manifest:media-type="image/png"/>
  <manifest:file-entry manifest:full-path="Pictures/100000010000028200000146A42A8F59.png" manifest:media-type="image/png"/>
  <manifest:file-entry manifest:full-path="Pictures/10000001000002C9000000E607903220.png" manifest:media-type="image/png"/>
  <manifest:file-entry manifest:full-path="Pictures/10000000000005DB000002586744E9C8.png" manifest:media-type="image/png"/>
  <manifest:file-entry manifest:full-path="Pictures/10000000000001470000011E0A859FD7.png" manifest:media-type="image/png"/>
  <manifest:file-entry manifest:full-path="Pictures/1000000000000224000001198DC9EEDC.png" manifest:media-type="image/png"/>
  <manifest:file-entry manifest:full-path="Pictures/100000000000027E000000BB2ABFFC9F.png" manifest:media-type="image/png"/>
  <manifest:file-entry manifest:full-path="Pictures/10000000000002330000007A7F5F558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7_5f_000" style:display-name="tb_CG25207_000" style:family="table">
      <style:table-properties style:width="16.702cm" fo:margin-top="0cm" fo:margin-bottom="0.21cm" fo:break-before="auto" fo:break-after="auto" table:align="margins" style:may-break-between-rows="true" table:border-model="collapsing"/>
    </style:style>
    <style:style style:name="tb_5f_CG25207_5f_000.A" style:display-name="tb_CG25207_000.A" style:family="table-column">
      <style:table-column-properties style:column-width="4.175cm" style:rel-column-width="16383*"/>
    </style:style>
    <style:style style:name="tb_5f_CG25207_5f_000.D" style:display-name="tb_CG25207_000.D" style:family="table-column">
      <style:table-column-properties style:column-width="4.177cm" style:rel-column-width="16386*"/>
    </style:style>
    <style:style style:name="tb_5f_CG25207_5f_000.1" style:display-name="tb_CG25207_000.1" style:family="table-row"/>
    <style:style style:name="tb_5f_CG25207_5f_000.A1" style:display-name="tb_CG25207_000.A1" style:family="table-cell">
      <style:table-cell-properties fo:padding="0cm" fo:border="none"/>
    </style:style>
    <style:style style:name="tb_5f_CG25207_5f_001" style:display-name="tb_CG25207_001" style:family="table">
      <style:table-properties style:width="16.702cm" fo:margin-top="0cm" fo:margin-bottom="0.21cm" fo:break-before="auto" fo:break-after="auto" table:align="margins" style:may-break-between-rows="true" table:border-model="collapsing"/>
    </style:style>
    <style:style style:name="tb_5f_CG25207_5f_001.A" style:display-name="tb_CG25207_001.A" style:family="table-column">
      <style:table-column-properties style:column-width="4.175cm" style:rel-column-width="16383*"/>
    </style:style>
    <style:style style:name="tb_5f_CG25207_5f_001.D" style:display-name="tb_CG25207_001.D" style:family="table-column">
      <style:table-column-properties style:column-width="4.177cm" style:rel-column-width="16386*"/>
    </style:style>
    <style:style style:name="tb_5f_CG25207_5f_001.1" style:display-name="tb_CG25207_001.1" style:family="table-row"/>
    <style:style style:name="tb_5f_CG25207_5f_001.A1" style:display-name="tb_CG25207_001.A1" style:family="table-cell">
      <style:table-cell-properties fo:padding="0cm" fo:border="none"/>
    </style:style>
    <style:style style:name="tb_5f_CG25207_5f_002" style:display-name="tb_CG25207_002" style:family="table">
      <style:table-properties style:width="15.034cm" style:rel-width="90%" fo:margin-top="0cm" fo:margin-bottom="0.21cm" fo:break-before="auto" fo:break-after="auto" table:align="center" style:may-break-between-rows="true" table:border-model="collapsing"/>
    </style:style>
    <style:style style:name="tb_5f_CG25207_5f_002.A" style:display-name="tb_CG25207_002.A" style:family="table-column">
      <style:table-column-properties style:column-width="3.969cm" style:rel-column-width="2250*"/>
    </style:style>
    <style:style style:name="tb_5f_CG25207_5f_002.B" style:display-name="tb_CG25207_002.B" style:family="table-column">
      <style:table-column-properties style:column-width="6.83cm" style:rel-column-width="3872*"/>
    </style:style>
    <style:style style:name="tb_5f_CG25207_5f_002.C" style:display-name="tb_CG25207_002.C" style:family="table-column">
      <style:table-column-properties style:column-width="4.235cm" style:rel-column-width="2401*"/>
    </style:style>
    <style:style style:name="tb_5f_CG25207_5f_002.1" style:display-name="tb_CG25207_002.1" style:family="table-row">
      <style:table-row-properties fo:keep-together="always"/>
    </style:style>
    <style:style style:name="tb_5f_CG25207_5f_002.A1" style:display-name="tb_CG25207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7_5f_002.A2" style:display-name="tb_CG25207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7_5f_002.B2" style:display-name="tb_CG25207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7_5f_002.C2" style:display-name="tb_CG25207_002.C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7_5f_002.5" style:display-name="tb_CG25207_002.5" style:family="table-row">
      <style:table-row-properties fo:keep-together="auto"/>
    </style:style>
    <style:style style:name="P1" style:family="paragraph" style:parent-style-name="Table_20_Contents">
      <style:text-properties ns42:rsid="038463c9" ns42:paragraph-rsid="038463c9"/>
    </style:style>
    <style:style style:name="P2" style:family="paragraph" style:parent-style-name="Table_20_Contents">
      <style:text-properties ns42:paragraph-rsid="038463c9"/>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6.201cm" style:type="right" style:leader-style="dotted" style:leader-text="."/>
        </style:tab-stops>
      </style:paragraph-properties>
    </style:style>
    <style:style style:name="P7" style:family="paragraph" style:parent-style-name="Contents_20_3">
      <style:paragraph-properties>
        <style:tab-stops>
          <style:tab-stop style:position="15.7cm" style:type="right" style:leader-style="dotted" style:leader-text="."/>
        </style:tab-stops>
      </style:paragraph-propertie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402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none" style:vertical-pos="top" style:vertical-rel="baseline" style:horizontal-pos="center"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_20_LibreOfficeLogo" text:anchor-type="as-char" svg:width="12.959cm" svg:height="3.318cm" draw:z-index="3"><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7 <text:line-break/>Gallery of Chart Type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7_000" table:style-name="tb_5f_CG25207_5f_000">
            <table:table-column table:style-name="tb_5f_CG25207_5f_000.A" table:number-columns-repeated="3"/>
            <table:table-column table:style-name="tb_5f_CG25207_5f_000.D"/>
            <table:table-row table:style-name="tb_5f_CG25207_5f_000.1">
              <table:table-cell table:style-name="tb_5f_CG25207_5f_000.A1" office:value-type="string">
                <text:p text:style-name="P1">Celia Palacios</text:p>
              </table:table-cell>
              <table:table-cell table:style-name="tb_5f_CG25207_5f_000.A1" office:value-type="string">
                <text:p text:style-name="Table_20_Contents">Olivier Hallot</text:p>
              </table:table-cell>
              <table:table-cell table:style-name="tb_5f_CG25207_5f_000.A1" office:value-type="string">
                <text:p text:style-name="Table_20_Contents"/>
              </table:table-cell>
              <table:table-cell table:style-name="tb_5f_CG25207_5f_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7_001" table:style-name="tb_5f_CG25207_5f_001">
            <table:table-column table:style-name="tb_5f_CG25207_5f_001.A" table:number-columns-repeated="3"/>
            <table:table-column table:style-name="tb_5f_CG25207_5f_001.D"/>
            <table:table-row table:style-name="tb_5f_CG25207_5f_001.1">
              <table:table-cell table:style-name="tb_5f_CG25207_5f_001.A1" office:value-type="string">
                <text:p text:style-name="Table_20_Contents">Skip Masonsmith</text:p>
              </table:table-cell>
              <table:table-cell table:style-name="tb_5f_CG25207_5f_001.A1" office:value-type="string">
                <text:p text:style-name="Table_20_Contents">Christian Chenal</text:p>
              </table:table-cell>
              <table:table-cell table:style-name="tb_5f_CG25207_5f_001.A1" office:value-type="string">
                <text:p text:style-name="Table_20_Contents">Pierre-Yves Samyn</text:p>
              </table:table-cell>
              <table:table-cell table:style-name="tb_5f_CG25207_5f_001.A1" office:value-type="string">
                <text:p text:style-name="Table_20_Contents">Jean Hollis Weber</text:p>
              </table:table-cell>
            </table:table-row>
            <table:table-row table:style-name="tb_5f_CG25207_5f_001.1">
              <table:table-cell table:style-name="tb_5f_CG25207_5f_001.A1" office:value-type="string">
                <text:p text:style-name="Table_20_Contents">Laurent Balland-Poirier</text:p>
              </table:table-cell>
              <table:table-cell table:style-name="tb_5f_CG25207_5f_001.A1" office:value-type="string">
                <text:p text:style-name="Table_20_Contents">Shelagh Manton</text:p>
              </table:table-cell>
              <table:table-cell table:style-name="tb_5f_CG25207_5f_001.A1" office:value-type="string">
                <text:p text:style-name="Table_20_Contents">Barbara Duprey</text:p>
              </table:table-cell>
              <table:table-cell table:style-name="tb_5f_CG25207_5f_001.A1" office:value-type="string">
                <text:p text:style-name="Table_20_Contents">Philippe Clément</text:p>
              </table:table-cell>
            </table:table-row>
            <table:table-row table:style-name="tb_5f_CG25207_5f_001.1">
              <table:table-cell table:style-name="tb_5f_CG25207_5f_001.A1" office:value-type="string">
                <text:p text:style-name="Table_20_Contents">Peter Schofield</text:p>
              </table:table-cell>
              <table:table-cell table:style-name="tb_5f_CG25207_5f_001.A1" office:value-type="string">
                <text:p text:style-name="Table_20_Contents">John A Smith</text:p>
              </table:table-cell>
              <table:table-cell table:style-name="tb_5f_CG25207_5f_001.A1" office:value-type="string">
                <text:p text:style-name="Table_20_Contents">Kees Kriek</text:p>
              </table:table-cell>
              <table:table-cell table:style-name="tb_5f_CG25207_5f_001.A1" office:value-type="string">
                <text:p text:style-name="Table_20_Contents">Steve Fanning</text:p>
              </table:table-cell>
            </table:table-row>
            <table:table-row table:style-name="tb_5f_CG25207_5f_001.1">
              <table:table-cell table:style-name="tb_5f_CG25207_5f_001.A1" office:value-type="string">
                <text:p text:style-name="Table_20_Contents">Cathy Crumbley</text:p>
              </table:table-cell>
              <table:table-cell table:style-name="tb_5f_CG25207_5f_001.A1" office:value-type="string">
                <text:p text:style-name="Table_20_Contents">Felipe Viggiano</text:p>
              </table:table-cell>
              <table:table-cell table:style-name="tb_5f_CG25207_5f_001.A1" office:value-type="string">
                <text:p text:style-name="Table_20_Contents">Leo Moons</text:p>
              </table:table-cell>
              <table:table-cell table:style-name="tb_5f_CG25207_5f_001.A1" office:value-type="string">
                <text:p text:style-name="Table_20_Contents">Olivier Hallot</text:p>
              </table:table-cell>
            </table:table-row>
            <table:table-row table:style-name="tb_5f_CG25207_5f_001.1">
              <table:table-cell table:style-name="tb_5f_CG25207_5f_001.A1" office:value-type="string">
                <text:p text:style-name="Table_20_Contents">B. Antonio Fernández</text:p>
              </table:table-cell>
              <table:table-cell table:style-name="tb_5f_CG25207_5f_001.A1" office:value-type="string">
                <text:p text:style-name="P2">Dione Maddern</text:p>
              </table:table-cell>
              <table:table-cell table:style-name="tb_5f_CG25207_5f_001.A1" office:value-type="string">
                <text:p text:style-name="Table_20_Contents"/>
              </table:table-cell>
              <table:table-cell table:style-name="tb_5f_CG25207_5f_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3271277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7_002" table:style-name="tb_5f_CG25207_5f_002" table:template-name="LO User Guides">
            <table:table-column table:style-name="tb_5f_CG25207_5f_002.A"/>
            <table:table-column table:style-name="tb_5f_CG25207_5f_002.B"/>
            <table:table-column table:style-name="tb_5f_CG25207_5f_002.C"/>
            <table:table-header-rows>
              <table:table-row table:style-name="tb_5f_CG25207_5f_002.1">
                <table:table-cell table:style-name="tb_5f_CG25207_5f_002.A1" office:value-type="string">
                  <text:p text:style-name="P3">Windows or Linux</text:p>
                </table:table-cell>
                <table:table-cell table:style-name="tb_5f_CG25207_5f_002.A1" office:value-type="string">
                  <text:p text:style-name="P3">macOS equivalent</text:p>
                </table:table-cell>
                <table:table-cell table:style-name="tb_5f_CG25207_5f_002.A1" office:value-type="string">
                  <text:p text:style-name="P3">Effect</text:p>
                </table:table-cell>
              </table:table-row>
            </table:table-header-rows>
            <table:table-row table:style-name="tb_5f_CG25207_5f_002.1">
              <table:table-cell table:style-name="tb_5f_CG25207_5f_002.A2" office:value-type="string">
                <text:p text:style-name="P4"><text:span text:style-name="Strong_20_Emphasis">Tools &gt; Options</text:span> on Menu bar</text:p>
              </table:table-cell>
              <table:table-cell table:style-name="tb_5f_CG25207_5f_002.B2" office:value-type="string">
                <text:p text:style-name="P4"><text:span text:style-name="Strong_20_Emphasis">LibreOffice &gt; Preferences</text:span> on Menu bar</text:p>
              </table:table-cell>
              <table:table-cell table:style-name="tb_5f_CG25207_5f_002.C2" office:value-type="string">
                <text:p text:style-name="P4">Access to setup options</text:p>
              </table:table-cell>
            </table:table-row>
            <table:table-row table:style-name="tb_5f_CG25207_5f_002.1">
              <table:table-cell table:style-name="tb_5f_CG25207_5f_002.A2" office:value-type="string">
                <text:p text:style-name="P4">Right-click</text:p>
              </table:table-cell>
              <table:table-cell table:style-name="tb_5f_CG25207_5f_002.A2" office:value-type="string">
                <text:p text:style-name="P4"><text:span text:style-name="Keystroke">Ctrl</text:span>+click and/or right-click depending on computer setup</text:p>
              </table:table-cell>
              <table:table-cell table:style-name="tb_5f_CG25207_5f_002.C2" office:value-type="string">
                <text:p text:style-name="P4">Opens a context menu</text:p>
              </table:table-cell>
            </table:table-row>
            <table:table-row table:style-name="tb_5f_CG25207_5f_002.1">
              <table:table-cell table:style-name="tb_5f_CG25207_5f_002.A2" office:value-type="string">
                <text:p text:style-name="P4"><text:span text:style-name="Keystroke">Ctrl</text:span> or <text:span text:style-name="Keystroke">Control</text:span></text:p>
              </table:table-cell>
              <table:table-cell table:style-name="tb_5f_CG25207_5f_002.B2" office:value-type="string">
                <text:p text:style-name="P4"><text:span text:style-name="Keystroke">⌘</text:span> and/or <text:span text:style-name="Keystroke">Cmd</text:span> or <text:span text:style-name="Keystroke">Command</text:span>, depending on keyboard</text:p>
              </table:table-cell>
              <table:table-cell table:style-name="tb_5f_CG25207_5f_002.C2" office:value-type="string">
                <text:p text:style-name="P4">Used with other keys</text:p>
              </table:table-cell>
            </table:table-row>
            <table:table-row table:style-name="tb_5f_CG25207_5f_002.5">
              <table:table-cell table:style-name="tb_5f_CG25207_5f_002.A2" office:value-type="string">
                <text:p text:style-name="P4"><text:span text:style-name="Keystroke">Alt</text:span></text:p>
              </table:table-cell>
              <table:table-cell table:style-name="tb_5f_CG25207_5f_002.B2" office:value-type="string">
                <text:p text:style-name="P4"><text:span text:style-name="Keystroke">⌥</text:span> and/or <text:span text:style-name="Keystroke">Alt</text:span> or <text:span text:style-name="Keystroke">Option</text:span> depending on keyboard</text:p>
              </table:table-cell>
              <table:table-cell table:style-name="tb_5f_CG25207_5f_002.C2" office:value-type="string">
                <text:p text:style-name="P4">Used with other keys</text:p>
              </table:table-cell>
            </table:table-row>
          </table:table>
          <text:table-of-content text:style-name="Sect1" text:protected="true" text:name="toc_CG25207">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7_Head" text:protected="true">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1" text:style-name="Index_20_Link" text:visited-style-name="Index_20_Link">Publication date and software version<text:tab/>2</text:a></text:p>
              <text:p text:style-name="P6"><text:a xlink:type="simple" xlink:href="#__RefHeading___Toc4650_402817234" text:style-name="Index_20_Link" text:visited-style-name="Index_20_Link">Using LibreOffice on macOS<text:tab/>2</text:a></text:p>
              <text:p text:style-name="P5"><text:a xlink:type="simple" xlink:href="#__RefHeading__5648_1566568644" text:style-name="Index_20_Link" text:visited-style-name="Index_20_Link">Introduction<text:tab/>4</text:a></text:p>
              <text:p text:style-name="P5"><text:a xlink:type="simple" xlink:href="#__RefHeading__23361_284948500" text:style-name="Index_20_Link" text:visited-style-name="Index_20_Link">Column charts<text:tab/>4</text:a></text:p>
              <text:p text:style-name="P5"><text:a xlink:type="simple" xlink:href="#__RefHeading___Toc42301_1739485107" text:style-name="Index_20_Link" text:visited-style-name="Index_20_Link">Bar charts<text:tab/>5</text:a></text:p>
              <text:p text:style-name="P5"><text:a xlink:type="simple" xlink:href="#__RefHeading__23365_284948500" text:style-name="Index_20_Link" text:visited-style-name="Index_20_Link">Pie charts<text:tab/>5</text:a></text:p>
              <text:p text:style-name="P5"><text:a xlink:type="simple" xlink:href="#__RefHeading__23367_284948500" text:style-name="Index_20_Link" text:visited-style-name="Index_20_Link">Area charts<text:tab/>8</text:a></text:p>
              <text:p text:style-name="P6"><text:a xlink:type="simple" xlink:href="#__RefHeading___Toc12336_3286614320" text:style-name="Index_20_Link" text:visited-style-name="Index_20_Link">Normal area charts<text:tab/>9</text:a></text:p>
              <text:p text:style-name="P6"><text:a xlink:type="simple" xlink:href="#__RefHeading___Toc12338_3286614320" text:style-name="Index_20_Link" text:visited-style-name="Index_20_Link">Stacked area charts<text:tab/>9</text:a></text:p>
              <text:p text:style-name="P5"><text:a xlink:type="simple" xlink:href="#__RefHeading__23369_284948500" text:style-name="Index_20_Link" text:visited-style-name="Index_20_Link">Line charts<text:tab/>10</text:a></text:p>
              <text:p text:style-name="P5"><text:a xlink:type="simple" xlink:href="#__RefHeading__23371_284948500" text:style-name="Index_20_Link" text:visited-style-name="Index_20_Link">Scatter or XY charts<text:tab/>12</text:a></text:p>
              <text:p text:style-name="P6"><text:a xlink:type="simple" xlink:href="#__RefHeading___Toc12340_3286614320" text:style-name="Index_20_Link" text:visited-style-name="Index_20_Link">XY chart variants<text:tab/>12</text:a></text:p>
              <text:p text:style-name="P6"><text:a xlink:type="simple" xlink:href="#__RefHeading__58036_537822668" text:style-name="Index_20_Link" text:visited-style-name="Index_20_Link">Examples of XY or scatter charts<text:tab/>13</text:a></text:p>
              <text:p text:style-name="P5"><text:a xlink:type="simple" xlink:href="#__RefHeading__23373_284948500" text:style-name="Index_20_Link" text:visited-style-name="Index_20_Link">Bubble charts<text:tab/>14</text:a></text:p>
              <text:p text:style-name="P5"><text:a xlink:type="simple" xlink:href="#__RefHeading__23375_284948500" text:style-name="Index_20_Link" text:visited-style-name="Index_20_Link">Net charts<text:tab/>15</text:a></text:p>
              <text:p text:style-name="P5"><text:a xlink:type="simple" xlink:href="#__RefHeading__23377_284948500" text:style-name="Index_20_Link" text:visited-style-name="Index_20_Link">Stock charts<text:tab/>17</text:a></text:p>
              <text:p text:style-name="P6"><text:a xlink:type="simple" xlink:href="#__RefHeading__58038_537822668" text:style-name="Index_20_Link" text:visited-style-name="Index_20_Link">Stock chart variants<text:tab/>17</text:a></text:p>
              <text:p text:style-name="P5"><text:a xlink:type="simple" xlink:href="#__RefHeading__23379_284948500" text:style-name="Index_20_Link" text:visited-style-name="Index_20_Link">Column and line charts<text:tab/>20</text:a></text:p>
              <text:p text:style-name="P5"><text:a xlink:type="simple" xlink:href="#__RefHeading___Toc21856_331351213" text:style-name="Index_20_Link" text:visited-style-name="Index_20_Link">Pivot charts<text:tab/>21</text:a></text:p>
              <text:p text:style-name="P5"><text:a xlink:type="simple" xlink:href="#__RefHeading___Toc198922_1336084092" text:style-name="Index_20_Link" text:visited-style-name="Index_20_Link">Create box plots with whiskers in Calc<text:tab/>21</text:a></text:p>
              <text:p text:style-name="P6"><text:a xlink:type="simple" xlink:href="#__RefHeading___Toc198924_1336084092" text:style-name="Index_20_Link" text:visited-style-name="Index_20_Link">Converting the column chart to box plot with whiskers<text:tab/>22</text:a></text:p>
              <text:p text:style-name="P5"><text:a xlink:type="simple" xlink:href="#__RefHeading___Toc120434_2092329380" text:style-name="Index_20_Link" text:visited-style-name="Index_20_Link">Sparklines<text:tab/>22</text:a></text:p>
              <text:p text:style-name="P6"><text:a xlink:type="simple" xlink:href="#__RefHeading___Toc120436_2092329380" text:style-name="Index_20_Link" text:visited-style-name="Index_20_Link">Creating a sparkline<text:tab/>23</text:a></text:p>
              <text:p text:style-name="P6"><text:a xlink:type="simple" xlink:href="#__RefHeading___Toc96633_2092329380" text:style-name="Index_20_Link" text:visited-style-name="Index_20_Link">Types of sparkline<text:tab/>24</text:a></text:p>
              <text:p text:style-name="P6"><text:a xlink:type="simple" xlink:href="#__RefHeading___Toc110200_2092329380" text:style-name="Index_20_Link" text:visited-style-name="Index_20_Link">Creating multiple sparklines<text:tab/>25</text:a></text:p>
              <text:p text:style-name="P6"><text:a xlink:type="simple" xlink:href="#__RefHeading___Toc120438_2092329380" text:style-name="Index_20_Link" text:visited-style-name="Index_20_Link">Modifying a sparkline<text:tab/>26</text:a></text:p>
              <text:p text:style-name="P7"><text:a xlink:type="simple" xlink:href="#__RefHeading___Toc120440_2092329380" text:style-name="Index_20_Link" text:visited-style-name="Index_20_Link">Updating a sparkline’s data range<text:tab/>26</text:a></text:p>
              <text:p text:style-name="P7"><text:a xlink:type="simple" xlink:href="#__RefHeading___Toc10042_1445038672" text:style-name="Index_20_Link" text:visited-style-name="Index_20_Link">Updating a sparkline’s formatting properties<text:tab/>26</text:a></text:p>
              <text:p text:style-name="P6"><text:a xlink:type="simple" xlink:href="#__RefHeading___Toc103409_2092329380" text:style-name="Index_20_Link" text:visited-style-name="Index_20_Link">Sparkline groups<text:tab/>27</text:a></text:p>
              <text:p text:style-name="P7"><text:a xlink:type="simple" xlink:href="#__RefHeading___Toc120442_2092329380" text:style-name="Index_20_Link" text:visited-style-name="Index_20_Link">Modifying the formatting properties of a sparkline group<text:tab/>27</text:a></text:p>
              <text:p text:style-name="P7"><text:a xlink:type="simple" xlink:href="#__RefHeading___Toc120444_2092329380" text:style-name="Index_20_Link" text:visited-style-name="Index_20_Link">Grouping and ungrouping sparklines<text:tab/>28</text:a></text:p>
              <text:p text:style-name="P6"><text:a xlink:type="simple" xlink:href="#__RefHeading___Toc120446_2092329380" text:style-name="Index_20_Link" text:visited-style-name="Index_20_Link">Deleting sparklines<text:tab/>28</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1" text:outline-level="1"><text:bookmark-start text:name="__RefHeading__23361_284948500"/><text:alphabetical-index-mark text:string-value="column charts"/><text:alphabetical-index-mark text:string-value="column" text:key1="chart type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Text_20_body">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Text_20_body">The column chart type has three variants, with a preview pane for each variant as shown in Figure <text:sequence-ref text:reference-format="value" text:ref-name="refFigure0">1</text:sequence-ref>.</text:p>
        <text:p text:style-name="Figure"><draw:frame draw:style-name="fr2" draw:name="fram_CG25207_000" text:anchor-type="as-char" draw:z-index="13"><draw:text-box fo:min-height="0.041cm" fo:min-width="0.041cm"><text:p text:style-name="Figure"><draw:frame draw:style-name="fr3" draw:name="img_CG25207_001" text:anchor-type="as-char" svg:width="10.086cm" svg:height="7.622cm" draw:z-index="14"><draw:image xlink:href="Pictures/10000000000001E70000017045BA32FF.png" xlink:type="simple" xlink:show="embed" xlink:actuate="onLoad" draw:mime-type="image/png"/><svg:title>Chart Type dialog – Column</svg:title><svg:desc>Chart Type dialog – Column</svg:desc></draw:frame></text:p><text:p text:style-name="Figure">Figure <text:sequence text:ref-name="refFigure0" text:name="Figure" text:formula="ooow:Figure+1" style:num-format="1">1</text:sequence>: Chart Type dialog – Column</text:p></draw:text-box><svg:desc>Chart Type dialog – Column</svg:desc></draw:frame></text:p>
        <text:p text:style-name="Body_20_Text_2c__20_List_20_Intro">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text:p>
        <text:p text:style-name="Body_20_Text_2c__20_List_20_Intro">Additional options for creating column charts are:</text:p>
        <text:p text:style-name="Definition_20_Term">3D Look</text:p>
        <text:p text:style-name="Text_20_body_20_indent">When this box is checked, two options become available in the drop-down list:</text:p>
        <text:list xml:id="list2700209441" text:style-name="List_20_2">
          <text:list-item>
            <text:p text:style-name="List_20_2"><text:soft-page-break/><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Text_20_body_20_indent">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1" text:outline-level="1"><text:bookmark-start text:name="__RefHeading___Toc42301_1739485107"/><text:alphabetical-index-mark text:string-value="bar charts"/><text:alphabetical-index-mark text:string-value="bar" text:key1="chart types"/>Bar charts<text:bookmark-end text:name="__RefHeading___Toc42301_1739485107"/></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which was described above, with the previews modified to show horizontal bars.</text:p>
        <text:p text:style-name="Text_20_body">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Body_20_Text_2c__20_List_20_Intro">In the examples in Figure <text:sequence-ref text:reference-format="value" text:ref-name="refFigure1">2</text:sequence-ref><text:s/>below:</text:p>
        <text:list xml:id="list3639065936" text:style-name="List_20_1">
          <text:list-item>
            <text:p text:style-name="List_20_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p text:style-name="List_20_1">The second chart is a 3D chart created with a simple border and cylinder shape. The chart area is rotated (described in Chapter 6 – Creating Charts and Graphs).</text:p>
          </text:list-item>
          <text:list-item>
            <text:p text:style-name="List_20_1">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atch pattern is used for the bars.</text:p>
          </text:list-item>
        </text:list>
        <text:p text:style-name="Figure"><draw:frame draw:style-name="fr2" draw:name="fram_CG25207_001" text:anchor-type="as-char" draw:z-index="15"><draw:text-box fo:min-height="0.041cm" fo:min-width="0.041cm"><text:p text:style-name="Figure"><draw:frame draw:style-name="fr4" draw:name="img_CG25207_002" text:anchor-type="as-char" svg:width="16.54cm" svg:height="5.031cm" draw:z-index="16"><draw:image xlink:href="Pictures/100000010000027E000000C21CED7C03.png" xlink:type="simple" xlink:show="embed" xlink:actuate="onLoad" draw:mime-type="image/png"/><svg:title>Bar chart examples</svg:title><svg:desc>Bar chart examples</svg:desc></draw:frame></text:p><text:p text:style-name="Figure">Figure <text:sequence text:ref-name="refFigure1" text:name="Figure" text:formula="ooow:Figure+1" style:num-format="1">2</text:sequence>: Bar chart examples</text:p></draw:text-box><svg:desc>Bar chart examples</svg:desc></draw:frame></text:p>
        <text:h text:style-name="Heading_20_1" text:outline-level="1"><text:bookmark-start text:name="__RefHeading__23365_284948500"/><text:alphabetical-index-mark text:string-value="pie charts"/><text:alphabetical-index-mark text:string-value="pie" text:key1="chart types"/>Pie charts<text:bookmark-end text:name="__RefHeading__23365_284948500"/></text:h>
        <text:p text:style-name="Text_20_body">A pie chart shows values as circular sections of a circle. The area of each section is proportional to its value.</text:p>
        <text:p text:style-name="Text_20_body"><text:soft-page-break/>Pie charts are excellent for comparing proportions — comparisons of departmental spending, for example. They work best with smaller numbers of values, up to about half a dozen; more than this and the visual impact begins to fade.</text:p>
        <text:p text:style-name="Figure"><draw:frame draw:style-name="fr2" draw:name="fram_CG25207_002" text:anchor-type="as-char" draw:z-index="17"><draw:text-box fo:min-height="0.041cm" fo:min-width="0.041cm"><text:p text:style-name="Figure"><draw:frame draw:style-name="fr5" draw:name="img_CG25207_003" text:anchor-type="as-char" svg:width="14.9cm" svg:height="7.489cm" draw:z-index="18"><draw:image xlink:href="Pictures/10000000000002C000000162CA7B2C7C.png" xlink:type="simple" xlink:show="embed" xlink:actuate="onLoad" draw:mime-type="image/png"/><svg:title>Chart Type dialog - Pie</svg:title><svg:desc>Chart Type dialog - Pie</svg:desc></draw:frame></text:p><text:p text:style-name="Figure">Figure <text:sequence text:ref-name="refFigure2" text:name="Figure" text:formula="ooow:Figure+1" style:num-format="1">3</text:sequence>: Chart Type dialog - Pie</text:p></draw:text-box><svg:desc>Chart Type dialog - Pie</svg:desc></draw:frame></text:p>
        <text:p text:style-name="Body_20_Text_2c__20_List_20_Intro">Pie variant options, shown in Figure <text:sequence-ref text:reference-format="value" text:ref-name="refFigure2">3</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Definition_20_Term">Bar of Pie</text:p>
        <text:p text:style-name="Text_20_body_20_indent">Break down a slice of a pie as a bar sub-chart.</text:p>
        <text:p text:style-name="Definition_20_Term">Pie of Pie</text:p>
        <text:p text:style-name="Text_20_body_20_indent">Break down a slice of a pie as a pie sub-chart.</text:p>
        <text:p text:style-name="Text_20_body">The Chart Wizard initially guesses how the data should be presented in the chart. Adjust this on the Data Range and Data Series pages of the Chart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Comment">If you only want to separate only piece of the pie, you can choose in the Chart Wizard to use the exploded pie variant, but this option explodes all of the pieces (contrary to the preview graphic in Figure <text:sequence-ref text:reference-format="value" text:ref-name="refFigure2">3</text:sequence-ref>). If the <text:soft-page-break/>aim is to accentuate just one piece of the pie, separate out a piece by carefully highlighting it and dragging it out of the group. After this, the chart area may need to be enlarged to regain the original size of the pieces.</text:p>
        <text:p text:style-name="Figure"><draw:frame draw:style-name="fr2" draw:name="fram_CG25207_003" text:anchor-type="as-char" draw:z-index="19"><draw:text-box fo:min-height="0.041cm" fo:min-width="0.041cm"><text:p text:style-name="Figure"><draw:frame draw:style-name="fr4" draw:name="img_CG25207_004" text:anchor-type="as-char" svg:width="16.702cm" svg:height="4.87cm" draw:z-index="20"><draw:image xlink:href="Pictures/1000000100000282000000BC747B4F78.png" xlink:type="simple" xlink:show="embed" xlink:actuate="onLoad" draw:mime-type="image/png"/><svg:title>Pie chart examples</svg:title><svg:desc>Pie chart examples</svg:desc></draw:frame></text:p><text:p text:style-name="Figure">Figure <text:sequence text:ref-name="refFigure3" text:name="Figure" text:formula="ooow:Figure+1" style:num-format="1">4</text:sequence>: Pie chart examples</text:p></draw:text-box><svg:desc>Pie chart examples</svg:desc></draw:frame></text:p>
        <text:p text:style-name="Body_20_Text_2c__20_List_20_Intro">The effects achieved in Figure <text:sequence-ref text:reference-format="value" text:ref-name="refFigure3">4</text:sequence-ref><text:s/>are explained below.</text:p>
        <text:p text:style-name="Definition_20_Term">2D pie chart with one section of the pie exploded</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In the edit mode, 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3">4</text:sequence-ref><text:s/>shows one section formatted with bitmap, one with a radial gradient, one with 50% transparency, and one with a pattern.</text:p>
        <text:p text:style-name="Text_20_body">Donut and exploded donut variants, shown in Figure <text:sequence-ref text:reference-format="value" text:ref-name="refFigure4">5</text:sequence-ref>, are used to display two sets of related information, such as two years of financial data. This variant can be misleading for comparing numeric data, since inner circles are necessarily smaller. For more variety, use a 3D look.</text:p>
        <text:p text:style-name="Figure"><draw:frame draw:style-name="fr2" draw:name="fram_CG25207_004" text:anchor-type="as-char" draw:z-index="21"><draw:text-box fo:min-height="0.041cm" fo:min-width="0.041cm"><text:p text:style-name="Figure"><draw:frame draw:style-name="fr6" draw:name="img_CG25207_005" text:anchor-type="as-char" svg:width="15.875cm" svg:height="6.35cm" draw:z-index="22"><draw:image xlink:href="Pictures/10000000000005DB000002586744E9C8.png" xlink:type="simple" xlink:show="embed" xlink:actuate="onLoad" draw:mime-type="image/png"/><svg:title>Donut chart examples</svg:title><svg:desc>Donut chart examples</svg:desc></draw:frame></text:p><text:p text:style-name="Figure">Figure <text:sequence text:ref-name="refFigure4" text:name="Figure" text:formula="ooow:Figure+1" style:num-format="1">5</text:sequence>: Donut chart examples</text:p></draw:text-box><svg:desc>Donut chart examples</svg:desc></draw:frame></text:p>
        <text:h text:style-name="Heading_20_1" text:outline-level="1"><text:bookmark-start text:name="__RefHeading__23367_284948500"/><text:soft-page-break/><text:alphabetical-index-mark text:string-value="area" text:key1="chart types"/><text:alphabetical-index-mark text:string-value="area chart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_CG25207_005" text:anchor-type="as-char" draw:z-index="23"><draw:text-box fo:min-height="0.041cm" fo:min-width="0.041cm"><text:p text:style-name="Figure"><draw:frame draw:style-name="fr4" draw:name="img_CG25207_006" text:anchor-type="as-char" svg:width="14.834cm" svg:height="3.327cm" draw:z-index="24"><draw:image xlink:href="Pictures/100000000000026F0000008CE4D5BDAA.png" xlink:type="simple" xlink:show="embed" xlink:actuate="onLoad" draw:mime-type="image/png"/><svg:title>Chart Type dialog - 2D and 3D Area</svg:title><svg:desc>Chart Type dialog - 2D and 3D Area</svg:desc></draw:frame></text:p><text:p text:style-name="Figure">Figure <text:sequence text:ref-name="refFigure5" text:name="Figure" text:formula="ooow:Figure+1" style:num-format="1">6</text:sequence>: Chart Type dialog - 2D and 3D Area</text:p></draw:text-box><svg:desc>Chart Type dialog - 2D and 3D Area</svg:desc></draw:frame></text:p>
        <text:p text:style-name="Body_20_Text_2c__20_List_20_Intro">Area chart variants, shown in Figure <text:sequence-ref text:reference-format="value" text:ref-name="refFigure5">6</text:sequence-ref><text:s/>are:</text:p>
        <text:p text:style-name="Definition_20_Term">Normal</text:p>
        <text:p text:style-name="Text_20_body_20_indent">When <text:span text:style-name="Strong_20_Emphasis">3D Look</text:span> is deselected, 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list xml:id="list161719999009709" text:continue-list="list3032712770" text:style-name="Heading_20_Note">
          <text:list-item>
            <text:p text:style-name="Heading_20_Note">Note</text:p>
          </text:list-item>
        </text:list>
        <text:p text:style-name="Body_20_Text_2c__20_Note">If one of the series hides valuable information on an area chart, consider reordering the data series in the <text:span text:style-name="Strong_20_Emphasis">Data Series</text:span> tab of the <text:span text:style-name="Strong_20_Emphasis">Data Range</text:span> dialog. See “Setting data series ranges” in Chapter 6 – “Creating Charts and Graphs”.</text:p>
        <text:p text:style-name="Figure"><text:soft-page-break/><draw:frame draw:style-name="fr2" draw:name="fram_CG25207_006" text:anchor-type="as-char" draw:z-index="25"><draw:text-box fo:min-height="0.041cm" fo:min-width="0.041cm"><text:p text:style-name="Figure"><draw:frame draw:style-name="fr4" draw:name="img_CG25207_007" text:anchor-type="as-char" svg:width="16.702cm" svg:height="5.061cm" draw:z-index="26"><draw:image xlink:href="Pictures/10000001000002E7000000E1B02DF419.gif" xlink:type="simple" xlink:show="embed" xlink:actuate="onLoad" draw:mime-type="image/gif"/><svg:title>Area chart examples</svg:title><svg:desc>Area chart examples</svg:desc></draw:frame></text:p><text:p text:style-name="Figure">Figure <text:sequence text:ref-name="refFigure6" text:name="Figure" text:formula="ooow:Figure+1" style:num-format="1">7</text:sequence>: Area chart examples</text:p></draw:text-box><svg:desc>Area chart examples</svg:desc></draw:frame></text:p>
        <text:h text:style-name="Heading_20_2" text:outline-level="2"><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7</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in the drop-down list. Rotate the chart area using the 3D View dialog. Instead of a legend, use labels on the Z axis.</text:p>
        <text:h text:style-name="Heading_20_2" text:outline-level="2"><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7">8</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2" draw:name="fram_CG25207_007" text:anchor-type="as-char" draw:z-index="27"><draw:text-box fo:min-height="0.041cm" fo:min-width="0.041cm"><text:p text:style-name="Figure"><draw:frame draw:style-name="fr4" draw:name="img_CG25207_008" text:anchor-type="as-char" svg:width="16.434cm" svg:height="7.595cm" draw:z-index="28"><draw:image xlink:href="Pictures/10000001000002460000010D9ED51005.png" xlink:type="simple" xlink:show="embed" xlink:actuate="onLoad" draw:mime-type="image/png"/><svg:title>Stacked and percentage stacked area charts</svg:title><svg:desc>Stacked and percentage stacked area charts</svg:desc></draw:frame></text:p><text:p text:style-name="Figure">Figure <text:sequence text:ref-name="refFigure7" text:name="Figure" text:formula="ooow:Figure+1" style:num-format="1">8</text:sequence>: Stacked and percentage stacked area charts</text:p></draw:text-box><svg:desc>Stacked and percentage stacked area charts</svg:desc></draw:frame></text:p>
        <text:h text:style-name="Heading_20_1" text:outline-level="1"><text:bookmark-start text:name="__RefHeading__23369_284948500"/><text:soft-page-break/><text:alphabetical-index-mark text:string-value="line" text:key1="chart types"/><text:alphabetical-index-mark text:string-value="line charts"/>Line charts<text:bookmark-end text:name="__RefHeading__23369_284948500"/></text:h>
        <text:p text:style-name="Text_20_body">A line chart is useful for showing trends or changes over time when you want to emphasize continuity. Values are shown as points on the Y axis and the X axis shows categories—often time series data. The Y values of each data series may be connected by a line.</text:p>
        <text:list xml:id="list161720956167439" text:continue-numbering="true" text:style-name="Heading_20_Note">
          <text:list-item>
            <text:p text:style-name="Heading_20_Note">Note</text:p>
          </text:list-item>
        </text:list>
        <text:p text:style-name="Body_20_Text_2c__20_Note">The difference between line charts, described in this section, and XY (scatter) charts, described in the next section, is this: line charts show categories along the X axis while XY (scatter) charts show values along the X axis.</text:p>
        <text:p text:style-name="Body_20_Text_2c__20_List_20_Intro">As shown in Figure <text:sequence-ref text:reference-format="value" text:ref-name="refFigure8">9</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Body_20_Text_2c__20_List_20_Intro">When <text:span text:style-name="Strong_20_Emphasis">Stack series</text:span> is selected, it shows cumulative Y values above each other. The options are:</text:p>
        <text:list xml:id="list161720537357306" text:continue-list="list3639065936" text:style-name="List_20_1">
          <text:list-item>
            <text:p text:style-name="List_20_1"><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p text:style-name="List_20_1"><text:span text:style-name="Strong_20_Emphasis">Percent</text:span> – scales the Y values as percentages of the category total.</text:p>
          </text:list-item>
        </text:list>
        <text:p text:style-name="Figure"><draw:frame draw:style-name="fr2" draw:name="fram_CG25207_008" text:anchor-type="as-char" draw:z-index="29"><draw:text-box fo:min-height="0.041cm" fo:min-width="0.041cm"><text:p text:style-name="Figure"><draw:frame draw:style-name="fr3" draw:name="img_CG25207_009" text:anchor-type="as-char" svg:width="10.352cm" svg:height="7.872cm" draw:z-index="30"><draw:image xlink:href="Pictures/10000000000001E4000001701DCB96F4.png" xlink:type="simple" xlink:show="embed" xlink:actuate="onLoad" draw:mime-type="image/png"/><svg:title>Chart Type dialog – Line</svg:title><svg:desc>Chart Type dialog – Line</svg:desc></draw:frame></text:p><text:p text:style-name="Figure">Figure <text:sequence text:ref-name="refFigure8" text:name="Figure" text:formula="ooow:Figure+1" style:num-format="1">9</text:sequence>: Chart Type dialog – Line</text:p></draw:text-box><svg:desc>Chart Type dialog – Line</svg:desc></draw:frame></text:p>
        <text:p text:style-name="Body_20_Text_2c__20_List_20_Intro">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text:soft-page-break/>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9">10</text:sequence-ref>) and further specify the curves.</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draw:frame draw:style-name="fr2" draw:name="fram_CG25207_009" text:anchor-type="as-char" draw:z-index="31"><draw:text-box fo:min-height="0.041cm" fo:min-width="0.041cm"><text:p text:style-name="Figure"><draw:frame draw:style-name="fr4" draw:name="img_CG25207_010" text:anchor-type="as-char" svg:width="6.239cm" svg:height="3.819cm" draw:z-index="32"><draw:image xlink:href="Pictures/100000000000012B000000B783C6F3F3.png" xlink:type="simple" xlink:show="embed" xlink:actuate="onLoad" draw:mime-type="image/png"/><svg:title>Smooth Lines dialog </svg:title><svg:desc>Smooth Lines dialog </svg:desc></draw:frame></text:p><text:p text:style-name="Figure">Figure <text:sequence text:ref-name="refFigure9" text:name="Figure" text:formula="ooow:Figure+1" style:num-format="1">10</text:sequence>: Smooth Lines dialog </text:p></draw:text-box><svg:desc>Smooth Lines dialog </svg:desc></draw:frame></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10">11</text:sequence-ref>). The options are self-explanatory.</text:p>
        <text:p text:style-name="Figure"><draw:frame draw:style-name="fr2" draw:name="fram_CG25207_010" text:anchor-type="as-char" draw:z-index="33"><draw:text-box fo:min-height="0.041cm" fo:min-width="0.041cm"><text:p text:style-name="Figure"><draw:frame draw:style-name="fr4" draw:name="img_CG25207_011" text:anchor-type="as-char" svg:width="9.52cm" svg:height="4.092cm" draw:z-index="34"><draw:image xlink:href="Pictures/10000000000001BC000000BF313B6E8C.png" xlink:type="simple" xlink:show="embed" xlink:actuate="onLoad" draw:mime-type="image/png"/><svg:title>Stepped Lines dialog</svg:title><svg:desc>Stepped Lines dialog</svg:desc></draw:frame></text:p><text:p text:style-name="Figure">Figure <text:sequence text:ref-name="refFigure10" text:name="Figure" text:formula="ooow:Figure+1" style:num-format="1">11</text:sequence>: Stepped Lines dialog</text:p></draw:text-box><svg:desc>Stepped Lines dialog</svg:desc></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11">12</text:sequence-ref><text:s/>shows some examples of line charts.</text:p>
        <text:p text:style-name="Figure"><draw:frame draw:style-name="fr2" draw:name="fram_CG25207_011" text:anchor-type="as-char" draw:z-index="35"><draw:text-box fo:min-height="0.041cm" fo:min-width="0.041cm"><text:p text:style-name="Figure"><draw:frame draw:style-name="fr4" draw:name="img_CG25207_012" text:anchor-type="as-char" svg:width="15cm" svg:height="5.082cm" draw:z-index="36"><draw:image xlink:href="Pictures/100000010000030E00000109207A0F2F.png" xlink:type="simple" xlink:show="embed" xlink:actuate="onLoad" draw:mime-type="image/png"/><svg:title>Line chart examples</svg:title><svg:desc>Line chart examples</svg:desc></draw:frame></text:p><text:p text:style-name="Figure">Figure <text:sequence text:ref-name="refFigure11" text:name="Figure" text:formula="ooow:Figure+1" style:num-format="1">12</text:sequence>: Line chart examples</text:p></draw:text-box><svg:desc>Line chart examples</svg:desc></draw:frame></text:p>
        <text:h text:style-name="Heading_20_1" text:outline-level="1"><text:bookmark-start text:name="__RefHeading__23371_284948500"/><text:soft-page-break/><text:alphabetical-index-mark text:string-value="scatter charts"/><text:alphabetical-index-mark text:string-value="scatter or XY" text:key1="chart type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text:style-name="Heading_20_Tip">
          <text:list-item>
            <text:p text:style-name="Heading_20_Tip">Tip</text:p>
          </text:list-item>
        </text:list>
        <text:p text:style-name="Body_20_Text_2c__20_Note">When plotting time on the X axis, make sure that it is not text and is written in the correct format for your locale. For example, instead of January, use a format such as 1/1/2022. Check locale formats at <text:span text:style-name="Strong_20_Emphasis">Tools &gt; Options &gt; Languages and Locales &gt; General &gt; Format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61719883052296" text:continue-numbering="true" text:style-name="Heading_20_Tip">
          <text:list-item>
            <text:p text:style-name="Heading_20_Tip">Tip</text:p>
          </text:list-item>
        </text:list>
        <text:p text:style-name="Body_20_Text_2c__20_Note">By custom, if one of the variables is either controlled by an experimenter or it changes consistently (such as time) it is considered an independent variable and plotted on the X axis.</text:p>
        <text:h text:style-name="Heading_20_2" text:outline-level="2"><text:bookmark-start text:name="__RefHeading___Toc12340_3286614320"/>XY chart variants<text:bookmark-end text:name="__RefHeading___Toc12340_3286614320"/></text:h>
        <text:p text:style-name="Figure"><draw:frame draw:style-name="fr2" draw:name="fram_CG25207_012" text:anchor-type="as-char" draw:z-index="37"><draw:text-box fo:min-height="0.041cm" fo:min-width="0.041cm"><text:p text:style-name="Figure"><draw:frame draw:style-name="fr4" draw:name="img_CG25207_013" text:anchor-type="as-char" svg:width="9.366cm" svg:height="7.071cm" draw:z-index="38"><draw:image xlink:href="Pictures/10000000000001E60000016F44037295.png" xlink:type="simple" xlink:show="embed" xlink:actuate="onLoad" draw:mime-type="image/png"/><svg:title>Chart Type dialog – XY (Scatter)</svg:title><svg:desc>Chart Type dialog – XY (Scatter)</svg:desc></draw:frame></text:p><text:p text:style-name="Figure">Figure <text:sequence text:ref-name="refFigure12" text:name="Figure" text:formula="ooow:Figure+1" style:num-format="1">13</text:sequence>: Chart Type dialog – XY (Scatter)</text:p></draw:text-box><svg:desc>Chart Type dialog – XY (Scatter)</svg:desc></draw:frame></text:p>
        <text:p text:style-name="Body_20_Text_2c__20_List_20_Intro">As shown in Figure <text:sequence-ref text:reference-format="value" text:ref-name="refFigure12">13</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Chapter 6: Lines, areas, and data point icons” for further information.</text:p>
        <text:p text:style-name="Definition_20_Term">Points and Lines</text:p>
        <text:p text:style-name="Text_20_body_20_indent">Shows both points and lines.</text:p>
        <text:p text:style-name="Definition_20_Term"><text:soft-page-break/>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Body_20_Text_2c__20_List_20_Intro">The following options are available:</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Text_20_body_20_indent">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61719596116801" text:continue-list="list2700209441"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B-spline</text:span> uses parametric, interpolating B-spline curves. The curves are built from polynomials. </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Degree of polynomials</text:span> (only for B-spline line type) sets the degree of these polynomials. A value in the range 1 to 15.</text:p>
          </text:list-item>
        </text:list>
        <text:p text:style-name="Definition_20_Term">Line type – Stepped</text:p>
        <text:p text:style-name="Text_20_body_20_indent">Uses only horizontal and vertical lines. Click <text:span text:style-name="Strong_20_Emphasis">Properties</text:span> to set details for the stepped lines.</text:p>
        <text:p text:style-name="Body_20_Text_2c__20_List_20_Intro">After a scatter chart is created, its default settings can be changed in ways such as the following. Be sure to first double-click the chart to enter edit mode. Depending on the option, a data point or data series may also need to be double-clicked.</text:p>
        <text:list xml:id="list161720184286958" text:continue-list="list161720537357306" text:style-name="List_20_1">
          <text:list-item>
            <text:p text:style-name="List_20_1">Line styles and icons – double-click or right-click on a data series in the chart to open the Data Series dialog. See “Chapter 6: Lines, areas, and data point icons” <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Chapter 6: Error bars” 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Chapter 6: Trend and mean value lines” for further information.</text:p>
          </text:list-item>
        </text:list>
        <text:h text:style-name="Heading_20_2" text:outline-level="2"><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Text_20_body"><text:soft-page-break/>Scatter charts may surprise those unfamiliar with how they work. This can be seen in examples using the following data (Figure <text:sequence-ref text:reference-format="value" text:ref-name="refFigure13">14</text:sequence-ref>), which is organized with data series in rows.</text:p>
        <text:p text:style-name="Figure"><draw:frame draw:style-name="fr2" draw:name="fram_CG25207_013" text:anchor-type="as-char" draw:z-index="39"><draw:text-box fo:min-height="0.041cm" fo:min-width="0.041cm"><text:p text:style-name="Figure"><draw:frame draw:style-name="fr4" draw:name="img_CG25207_014" text:anchor-type="as-char" svg:width="12.331cm" svg:height="2.223cm" draw:z-index="40"><draw:image xlink:href="Pictures/10000000000001D200000054E2F872A5.png" xlink:type="simple" xlink:show="embed" xlink:actuate="onLoad" draw:mime-type="image/png"/><svg:title>Sample currency data</svg:title><svg:desc>Sample currency data</svg:desc></draw:frame></text:p><text:p text:style-name="Figure">Figure <text:sequence text:ref-name="refFigure13" text:name="Figure" text:formula="ooow:Figure+1" style:num-format="1">14</text:sequence>: Sample currency data</text:p></draw:text-box><svg:desc>Sample currency data</svg:desc></draw:frame></text:p>
        <text:p text:style-name="Text_20_body">The data range for the chart on the left in Figure <text:sequence-ref text:reference-format="value" text:ref-name="refFigure14">15</text:sequence-ref><text:s/>includes the cells containing the months. <text:s/>However, the months do not appear on the chart because only values can be used in XY (scatter) charts and Calc substitutes them for cardinal numbers.</text:p>
        <text:p text:style-name="Text_20_body">The data range for the chart on the right in Figure <text:sequence-ref text:reference-format="value" text:ref-name="refFigure14">15</text:sequence-ref><text:s/>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p text:style-name="Figure"><draw:frame draw:style-name="fr2" draw:name="fram_CG25207_014" text:anchor-type="as-char" draw:z-index="41"><draw:text-box fo:min-height="0.041cm" fo:min-width="0.041cm"><text:p text:style-name="Figure"><draw:frame draw:style-name="fr7" draw:name="img_CG25207_015" text:anchor-type="as-char" svg:width="16.439cm" svg:height="4.65cm" draw:z-index="42"><draw:image xlink:href="Pictures/1000000100000309000000EB09E593C6.png" xlink:type="simple" xlink:show="embed" xlink:actuate="onLoad" draw:mime-type="image/png"/><svg:title>XY (Scatter) chart examples</svg:title><svg:desc>XY (Scatter) chart examples</svg:desc></draw:frame></text:p><text:p text:style-name="Figure">Figure <text:sequence text:ref-name="refFigure14" text:name="Figure" text:formula="ooow:Figure+1" style:num-format="1">15</text:sequence>: XY (Scatter) chart examples</text:p></draw:text-box><svg:desc>XY (Scatter) chart examples</svg:desc></draw:frame></text:p>
        <text:h text:style-name="Heading_20_1" text:outline-level="1"><text:bookmark-start text:name="__RefHeading__23373_284948500"/><text:alphabetical-index-mark text:string-value="bubble" text:key1="chart types"/><text:alphabetical-index-mark text:string-value="bubble chart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15">16</text:sequence-ref><text:s/>shows how the data ranges can be set for a bubble chart.</text:p>
        <text:p text:style-name="Figure"><text:soft-page-break/><draw:frame draw:style-name="fr2" draw:name="fram_CG25207_015" text:anchor-type="as-char" draw:z-index="43"><draw:text-box fo:min-height="0.041cm" fo:min-width="0.041cm"><text:p text:style-name="Figure"><draw:frame draw:style-name="fr4" draw:name="img_CG25207_016" text:anchor-type="as-char" svg:width="16.605cm" svg:height="5.325cm" draw:z-index="44"><draw:image xlink:href="Pictures/10000001000002C9000000E607903220.png" xlink:type="simple" xlink:show="embed" xlink:actuate="onLoad" draw:mime-type="image/png"/><svg:title>Data series entries for a bubble chart</svg:title><svg:desc>Data series entries for a bubble chart</svg:desc></draw:frame></text:p><text:p text:style-name="Figure">Figure <text:sequence text:ref-name="refFigure15" text:name="Figure" text:formula="ooow:Figure+1" style:num-format="1">16</text:sequence>: Data series entries for a bubble chart</text:p></draw:text-box><svg:desc>Data series entries for a bubble chart</svg:desc></draw:frame></text:p>
        <text:p text:style-name="Text_20_body">The chart in Figure <text:sequence-ref text:reference-format="value" text:ref-name="refFigure16">17</text:sequence-ref><text:s/>is based on the data in Figure <text:sequence-ref text:reference-format="value" text:ref-name="refFigure15">16</text:sequence-ref>. To format the chart, the data series are 50% transparent with a radial gradient. The data labels are formatted to be numbers in the center of the data points (bubbles).</text:p>
        <text:list xml:id="list161720337229726" text:continue-list="list161720956167439" text:style-name="Heading_20_Note">
          <text:list-item>
            <text:p text:style-name="Heading_20_Note">Note</text:p>
          </text:list-item>
        </text:list>
        <text:p text:style-name="Body_20_Text_2c__20_Note">Remember that bubble charts require numeric data. If the data series for the X axis contains text (or dates not formatted as numbers) cardinal numbers will be used for axis labels.</text:p>
        <text:p text:style-name="Figure"><draw:frame draw:style-name="fr2" draw:name="fram_CG25207_016" text:anchor-type="as-char" draw:z-index="45"><draw:text-box fo:min-height="0.041cm" fo:min-width="0.041cm"><text:p text:style-name="Figure"><draw:frame draw:style-name="fr4" draw:name="img_CG25207_017" text:anchor-type="as-char" svg:width="10.862cm" svg:height="5.994cm" draw:z-index="46"><draw:image xlink:href="Pictures/10000000000002390000013A2BDD6732.png" xlink:type="simple" xlink:show="embed" xlink:actuate="onLoad" draw:mime-type="image/png"/><svg:title>Bubble chart example</svg:title><svg:desc>Bubble chart example</svg:desc></draw:frame></text:p><text:p text:style-name="Figure">Figure <text:sequence text:ref-name="refFigure16" text:name="Figure" text:formula="ooow:Figure+1" style:num-format="1">17</text:sequence>: Bubble chart example</text:p></draw:text-box><svg:desc>Bubble chart example</svg:desc></draw:frame></text:p>
        <text:h text:style-name="Heading_20_1" text:outline-level="1"><text:bookmark-start text:name="__RefHeading__23375_284948500"/><text:alphabetical-index-mark text:string-value="net" text:key1="chart types"/><text:alphabetical-index-mark text:string-value="net chart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17">18</text:sequence-ref><text:s/>shows an example of a simple net chart. The radial spokes of the net chart are equivalent to the Y-axes of other charts. All data values are shown with the same scale, so all data values should have about the same magnitude.</text:p>
        <text:p text:style-name="Figure"><text:soft-page-break/><draw:frame draw:style-name="fr2" draw:name="fram_CG25207_017" text:anchor-type="as-char" draw:z-index="47"><draw:text-box fo:min-height="0.041cm" fo:min-width="0.041cm"><text:p text:style-name="Figure"><draw:frame draw:style-name="fr4" draw:name="img_CG25207_018" text:anchor-type="as-char" svg:width="6.939cm" svg:height="6.07cm" draw:z-index="48"><draw:image xlink:href="Pictures/10000000000001470000011E0A859FD7.png" xlink:type="simple" xlink:show="embed" xlink:actuate="onLoad" draw:mime-type="image/png"/><svg:title>Simple net chart example</svg:title><svg:desc>Simple net chart example</svg:desc></draw:frame></text:p><text:p text:style-name="Figure">Figure <text:sequence text:ref-name="refFigure17" text:name="Figure" text:formula="ooow:Figure+1" style:num-format="1">18</text:sequence>: Simple net chart example</text:p></draw:text-box><svg:desc>Simple net chart example</svg:desc></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Text_20_body">Figure <text:sequence-ref text:reference-format="value" text:ref-name="refFigure18">19</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Figure"><draw:frame draw:style-name="fr2" draw:name="fram_CG25207_018" text:anchor-type="as-char" draw:z-index="49"><draw:text-box fo:min-height="0.041cm" fo:min-width="0.041cm"><text:p text:style-name="Figure"><draw:frame draw:style-name="fr4" draw:name="img_CG25207_019" text:anchor-type="as-char" svg:width="13.233cm" svg:height="3.881cm" draw:z-index="50"><draw:image xlink:href="Pictures/100000000000027E000000BB2ABFFC9F.png" xlink:type="simple" xlink:show="embed" xlink:actuate="onLoad" draw:mime-type="image/png"/><svg:title>Chart Type dialog - Net</svg:title><svg:desc>Chart Type dialog - Net</svg:desc></draw:frame></text:p><text:p text:style-name="Figure">Figure <text:sequence text:ref-name="refFigure18" text:name="Figure" text:formula="ooow:Figure+1" style:num-format="1">19</text:sequence>: Chart Type dialog - Net</text:p></draw:text-box><svg:desc>Chart Type dialog - Net</svg:desc></draw:frame></text:p>
        <text:p text:style-name="Body_20_Text_2c__20_List_20_Intro">Figure <text:sequence-ref text:reference-format="value" text:ref-name="refFigure19">20</text:sequence-ref><text:s/>shows examples of two types of net charts.</text:p>
        <text:list xml:id="list161720423813889" text:continue-list="list161720184286958" text:style-name="List_20_1">
          <text:list-item>
            <text:p text:style-name="List_20_1">The example on the left is a filled net chart. The color of one of the data series is 50% transparent. Partial transparency is often best for showing all of the series.</text:p>
          </text:list-item>
          <text:list-item>
            <text:p text:style-name="List_20_1">The example on the right is a net chart with lines and points. The data point icons are taken from the Gallery and have a 3D look.</text:p>
          </text:list-item>
        </text:list>
        <text:p text:style-name="Figure"><text:soft-page-break/><draw:frame draw:style-name="fr2" draw:name="fram_CG25207_019" text:anchor-type="as-char" draw:z-index="51"><draw:text-box fo:min-height="0.041cm" fo:min-width="0.041cm"><text:p text:style-name="Figure"><draw:frame draw:style-name="fr4" draw:name="img_CG25207_020" text:anchor-type="as-char" svg:width="13.589cm" svg:height="6.909cm" draw:z-index="52"><draw:image xlink:href="Pictures/100000010000028200000146A42A8F59.png" xlink:type="simple" xlink:show="embed" xlink:actuate="onLoad" draw:mime-type="image/png"/><svg:title>Filled net chart and net chart with 3D data point icons</svg:title><svg:desc>Filled net chart and net chart with 3D data point icons</svg:desc></draw:frame></text:p><text:p text:style-name="Figure">Figure <text:sequence text:ref-name="refFigure19" text:name="Figure" text:formula="ooow:Figure+1" style:num-format="1">20</text:sequence>: Filled net chart and net chart with 3D data point icons</text:p></draw:text-box><svg:desc>Filled net chart and net chart with 3D data point icons</svg:desc></draw:frame></text:p>
        <text:h text:style-name="Heading_20_1" text:outline-level="1"><text:bookmark-start text:name="__RefHeading__23377_284948500"/><text:alphabetical-index-mark text:string-value="stock" text:key1="chart types"/><text:alphabetical-index-mark text:string-value="stock chart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20">21</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_CG25207_020" text:anchor-type="as-char" draw:z-index="53"><draw:text-box fo:min-height="0.041cm" fo:min-width="0.041cm"><text:p text:style-name="Figure"><draw:frame draw:style-name="fr4" draw:name="img_CG25207_021" text:anchor-type="as-char" svg:width="14.898cm" svg:height="3.228cm" draw:z-index="54"><draw:image xlink:href="Pictures/10000000000002330000007A7F5F5580.png" xlink:type="simple" xlink:show="embed" xlink:actuate="onLoad" draw:mime-type="image/png"/><svg:title>Example data arrangement for stock charts</svg:title><svg:desc>Example data arrangement for stock charts</svg:desc></draw:frame></text:p><text:p text:style-name="Figure">Figure <text:sequence text:ref-name="refFigure20" text:name="Figure" text:formula="ooow:Figure+1" style:num-format="1">21</text:sequence>: Example data arrangement for stock charts</text:p></draw:text-box><svg:desc>Example data arrangement for stock charts</svg:desc></draw:frame></text:p>
        <text:p text:style-name="Text_20_body">A stock chart organizes data series in two basic ways. The first way is not used in other chart types. In this case, the open, low, high, and closing values of a row create one data unit in the chart and one data series consists of several rows containing such data units. The columns containing transaction volumes are the second way used to organize data series. This is the familiar way used in other chart types.</text:p>
        <text:p text:style-name="Text_20_body">Figure <text:sequence-ref text:reference-format="value" text:ref-name="refFigure20">21</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2" text:outline-level="2"><text:bookmark-start text:name="__RefHeading__58038_537822668"/>Stock chart variants<text:bookmark-end text:name="__RefHeading__58038_537822668"/></text:h>
        <text:p text:style-name="Text_20_body">The Chart Wizard offers four stock chart variants, as shown in Figure <text:sequence-ref text:reference-format="value" text:ref-name="refFigure21">22</text:sequence-ref>. Note that some of them do not use all of the data columns.</text:p>
        <text:p text:style-name="Figure"><text:soft-page-break/><draw:frame draw:style-name="fr2" draw:name="fram_CG25207_021" text:anchor-type="as-char" draw:z-index="55"><draw:text-box fo:min-height="0.041cm" fo:min-width="0.041cm"><text:p text:style-name="Figure"><draw:frame draw:style-name="fr5" draw:name="img_CG25207_022" text:anchor-type="as-char" svg:width="10.245cm" svg:height="7.793cm" draw:z-index="56"><draw:image xlink:href="Pictures/10000000000001E800000173DA0F2113.png" xlink:type="simple" xlink:show="embed" xlink:actuate="onLoad" draw:mime-type="image/png"/><svg:title>Chart Type dialog - Stock</svg:title><svg:desc>Chart Type dialog - Stock</svg:desc></draw:frame></text:p><text:p text:style-name="Figure">Figure <text:sequence text:ref-name="refFigure21" text:name="Figure" text:formula="ooow:Figure+1" style:num-format="1">22</text:sequence>: Chart Type dialog - Stock</text:p></draw:text-box><svg:desc>Chart Type dialog - Stock</svg:desc></draw:frame></text:p>
        <text:p text:style-name="Body_20_Text_2c__20_List_20_Intro">The data table in Figure <text:sequence-ref text:reference-format="value" text:ref-name="refFigure20">21</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22">23</text:sequence-ref>), it shows an additional horizontal mark for the closing price.</text:p>
        <text:p text:style-name="Definition_20_Term">Stock Chart 2</text:p>
        <text:p text:style-name="Text_20_body_20_indent">Based on the open, low, high, and close columns, this variant generates the traditional candlestick chart (Figure <text:sequence-ref text:reference-format="value" text:ref-name="refFigure23">24</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24">25</text:sequence-ref>, a secondary Y axis enables both transaction volume and price to be shown on vertical axes.</text:p>
        <text:list xml:id="list161721188955588" text:continue-list="list161720337229726" text:style-name="Heading_20_Note">
          <text:list-item>
            <text:p text:style-name="Heading_20_Note">Note</text:p>
          </text:list-item>
        </text:list>
        <text:p text:style-name="Body_20_Text_2c__20_Note">Variants 3 and 4 automatically align data to the secondary Y axis. For more information about a secondary Y axis, see “Chapter 6: Aligning data to secondary Y axis”.</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25">26</text:sequence-ref>).</text:p>
        <text:p text:style-name="Figure"><text:soft-page-break/><draw:frame draw:style-name="fr2" draw:name="fram_CG25207_022" text:anchor-type="as-char" draw:z-index="57"><draw:text-box fo:min-height="0.041cm" fo:min-width="0.041cm"><text:p text:style-name="Figure"><draw:frame draw:style-name="fr4" draw:name="img_CG25207_023" text:anchor-type="as-char" svg:width="11.659cm" svg:height="6.459cm" draw:z-index="58"><draw:image xlink:href="Pictures/10000000000002270000013136B7455A.png" xlink:type="simple" xlink:show="embed" xlink:actuate="onLoad" draw:mime-type="image/png"/><svg:title>Stock chart variant 1</svg:title><svg:desc>Stock chart variant 1</svg:desc></draw:frame></text:p><text:p text:style-name="Figure">Figure <text:sequence text:ref-name="refFigure22" text:name="Figure" text:formula="ooow:Figure+1" style:num-format="1">23</text:sequence>: Stock chart variant 1</text:p></draw:text-box><svg:desc>Stock chart variant 1</svg:desc></draw:frame></text:p>
        <text:p text:style-name="Figure"><draw:frame draw:style-name="fr2" draw:name="fram_CG25207_023" text:anchor-type="as-char" draw:z-index="59"><draw:text-box fo:min-height="0.041cm" fo:min-width="0.041cm"><text:p text:style-name="Figure"><draw:frame draw:style-name="fr4" draw:name="img_CG25207_024" text:anchor-type="as-char" svg:width="11.83cm" svg:height="6.669cm" draw:z-index="62"><draw:image xlink:href="Pictures/100000000000022F0000013BD1CDDCF2.png" xlink:type="simple" xlink:show="embed" xlink:actuate="onLoad" draw:mime-type="image/png"/><svg:title>Stock chart variant 2</svg:title><svg:desc>Stock chart variant 2</svg:desc></draw:frame></text:p><text:p text:style-name="Figure">Figure <text:sequence text:ref-name="refFigure23" text:name="Figure" text:formula="ooow:Figure+1" style:num-format="1">24</text:sequence>: Stock chart variant 2</text:p></draw:text-box><svg:desc>Stock chart variant 2</svg:desc></draw:frame></text:p>
        <text:p text:style-name="Figure"><draw:frame draw:style-name="fr2" draw:name="fram_CG25207_024" text:anchor-type="as-char" draw:z-index="63"><draw:text-box fo:min-height="0.041cm" fo:min-width="0.041cm"><text:p text:style-name="Figure"><draw:frame draw:style-name="fr4" draw:name="img_CG25207_025" text:anchor-type="as-char" svg:width="10.94cm" svg:height="6.2cm" draw:z-index="64"><draw:image xlink:href="Pictures/1000000000000205000001252E1327A5.png" xlink:type="simple" xlink:show="embed" xlink:actuate="onLoad" draw:mime-type="image/png"/><svg:title>Stock chart variant 3</svg:title><svg:desc>Stock chart variant 3</svg:desc></draw:frame></text:p><text:p text:style-name="Figure">Figure <text:sequence text:ref-name="refFigure24" text:name="Figure" text:formula="ooow:Figure+1" style:num-format="1">25</text:sequence>: Stock chart variant 3</text:p></draw:text-box><svg:desc>Stock chart variant 3</svg:desc></draw:frame></text:p>
        <text:p text:style-name="Figure"><text:soft-page-break/><draw:frame draw:style-name="fr2" draw:name="fram_CG25207_025" text:anchor-type="as-char" draw:z-index="65"><draw:text-box fo:min-height="0.041cm" fo:min-width="0.041cm"><text:p text:style-name="Figure"><draw:frame draw:style-name="fr4" draw:name="img_CG25207_026" text:anchor-type="as-char" svg:width="11.599cm" svg:height="5.95cm" draw:z-index="66"><draw:image xlink:href="Pictures/1000000000000224000001198DC9EEDC.png" xlink:type="simple" xlink:show="embed" xlink:actuate="onLoad" draw:mime-type="image/png"/><svg:title>Stock chart variant 4</svg:title><svg:desc>Stock chart variant 4</svg:desc></draw:frame></text:p><text:p text:style-name="Figure">Figure <text:sequence text:ref-name="refFigure25" text:name="Figure" text:formula="ooow:Figure+1" style:num-format="1">26</text:sequence>: Stock chart variant 4</text:p></draw:text-box><svg:desc>Stock chart variant 4</svg:desc></draw:frame></text:p>
        <text:h text:style-name="Heading_20_1" text:outline-level="1"><text:bookmark-start text:name="__RefHeading__23379_284948500"/><text:alphabetical-index-mark text:string-value="column and line charts"/><text:alphabetical-index-mark text:string-value="column and line" text:key1="chart type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the number of lines. By default, the first column or row of data is categories and the last columns or rows of data are lines.</text:p>
        <text:p text:style-name="Body_20_Text_2c__20_List_20_Intro">Choose between two variants:</text:p>
        <text:p text:style-name="Definition_20_Term">Columns and Lines</text:p>
        <text:p text:style-name="Text_20_body_20_indent">As seen in Figure <text:sequence-ref text:reference-format="value" text:ref-name="refFigure26">27</text:sequence-ref>, the columns are drawn side by side to easily compare their values.</text:p>
        <text:p text:style-name="Figure"><draw:frame draw:style-name="fr2" draw:name="fram_CG25207_026" text:anchor-type="as-char" draw:z-index="0"><draw:text-box fo:min-height="0.041cm" fo:min-width="0.041cm"><text:p text:style-name="Figure"><draw:frame draw:style-name="fr4" draw:name="img_CG25207_027" text:anchor-type="as-char" svg:width="14.12cm" svg:height="6.62cm" draw:z-index="1"><draw:image xlink:href="Pictures/100000010000025100000116FB9D41C3.png" xlink:type="simple" xlink:show="embed" xlink:actuate="onLoad" draw:mime-type="image/png"/><svg:title>Column and line chart with secondary Y axis</svg:title><svg:desc>Column and line chart with secondary Y axis</svg:desc></draw:frame></text:p><text:p text:style-name="Figure">Figure <text:sequence text:ref-name="refFigure26" text:name="Figure" text:formula="ooow:Figure+1" style:num-format="1">27</text:sequence>: Column and line chart with secondary Y axis</text:p></draw:text-box><svg:desc>Column and line chart with secondary Y axis</svg:desc></draw:frame></text:p>
        <text:p text:style-name="Definition_20_Term">Stacked Columns and Lines</text:p>
        <text:p text:style-name="Text_20_body_20_indent">The columns are stacked above each other, so that the height of a column shows the sum of the data values.</text:p>
        <text:p text:style-name="Text_20_body">The charts in Figures <text:sequence-ref text:reference-format="value" text:ref-name="refFigure26">27</text:sequence-ref><text:s/>and <text:sequence-ref text:reference-format="value" text:ref-name="refFigure27">28</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Text_20_body"><text:soft-page-break/>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Chapter 6: Aligning data to secondary Y axis”.</text:p>
        <text:p text:style-name="Figure"><draw:frame draw:style-name="fr2" draw:name="fram_CG25207_027" text:anchor-type="as-char" draw:z-index="67"><draw:text-box fo:min-height="0.041cm" fo:min-width="0.041cm"><text:p text:style-name="Figure"><draw:frame draw:style-name="fr8" draw:name="img_CG25207_028" text:anchor-type="as-char" svg:width="13.226cm" svg:height="5.948cm" draw:z-index="68"><draw:image xlink:href="Pictures/100000010000025100000116FA9331AD.png" xlink:type="simple" xlink:show="embed" xlink:actuate="onLoad" draw:mime-type="image/png"/><svg:title>Column and line chart with stacked columns</svg:title><svg:desc>Column and line chart with stacked columns</svg:desc></draw:frame></text:p><text:p text:style-name="Figure">Figure <text:sequence text:ref-name="refFigure27" text:name="Figure" text:formula="ooow:Figure+1" style:num-format="1">28</text:sequence>: Column and line chart with stacked columns</text:p></draw:text-box><svg:desc>Column and line chart with stacked columns</svg:desc></draw:frame></text:p>
        <text:h text:style-name="Heading_20_1" text:outline-level="1"><text:bookmark-start text:name="__RefHeading___Toc21856_331351213"/><text:alphabetical-index-mark text:string-value="pivot charts"/><text:alphabetical-index-mark text:string-value="pivot" text:key1="chart type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10, Using Pivot Tables.</text:p>
        <text:h text:style-name="Heading_20_1" text:outline-level="1"><text:bookmark-start text:name="__RefHeading___Toc198922_1336084092"/><text:alphabetical-index-mark text:string-value="box plot with whiskers" text:key1="chart types"/><text:alphabetical-index-mark text:string-value="box plot with whiskers"/>Create box plots with whiskers in Calc<text:bookmark-end text:name="__RefHeading___Toc198922_1336084092"/></text:h>
        <text:p text:style-name="Text_20_body">Calc does not currently have the option of creating a data series as a box plot. However, it is possible to convert the minimum, 1st quartile, median, 3rd quartile, and maximum of a stacked column chart with the data series in rows and without a legend into a box plot with whiskers.</text:p>
        <text:p text:style-name="Body_20_Text_2c__20_List_20_Intro">The conversion of this stacked column chart to a box plot with whiskers is done by replacing the stacks in the chart with:</text:p>
        <text:list xml:id="list161721291145302" text:continue-list="list161720423813889" text:style-name="List_20_1">
          <text:list-item>
            <text:p text:style-name="List_20_1">Minimum of the data series</text:p>
          </text:list-item>
          <text:list-item>
            <text:p text:style-name="List_20_1">The difference between the first quartile and the minimum of the data series.</text:p>
          </text:list-item>
          <text:list-item>
            <text:p text:style-name="List_20_1">The difference between the median and the first quartile of the data series.</text:p>
          </text:list-item>
          <text:list-item>
            <text:p text:style-name="List_20_1">The difference between the third quartile and the median of the data series.</text:p>
          </text:list-item>
          <text:list-item>
            <text:p text:style-name="List_20_1">The difference between the maximum and the third quartile of the data series.</text:p>
          </text:list-item>
        </text:list>
        <text:p text:style-name="Text_20_body">When calculating the differences of the first and third quartiles, it is important whether the data series contains an even or an odd amount of data. For an even amount of data, the function QUARTILE.EXC (range, parameter) should be used and for an odd amount of data use the function QUARTILE.INC (range, parameter).</text:p>
        <text:p text:style-name="Text_20_body">The MIN (range), MEDIAN (range), and MAX (range) functions can be used to calculate the minimum, median, and maximum, respectively.</text:p>
        <text:p text:style-name="Text_20_body">Figure <text:sequence-ref text:reference-format="value" text:ref-name="refFigure28">29</text:sequence-ref><text:s/>shows a stacked column chart in rows of minimum, 1st quartile, median, 3rd quartile, maximum (with no legend), together with a box plot with whiskers constructed from that column chart.</text:p>
        <text:p text:style-name="Figure"><text:soft-page-break/><draw:frame draw:style-name="fr2" draw:name="fram_CG25207_028" text:anchor-type="as-char" draw:z-index="2"><draw:text-box fo:min-height="0.041cm" fo:min-width="0.041cm"><text:p text:style-name="Figure"><draw:frame draw:style-name="fr9" draw:name="img_CG25207_029" text:anchor-type="as-char" svg:width="10.95cm" svg:height="6.219cm" draw:z-index="69"><draw:image xlink:href="Pictures/100000010000019E000000EB49C1D378.png" xlink:type="simple" xlink:show="embed" xlink:actuate="onLoad" draw:mime-type="image/png"/><svg:title>Stacked column chart and box plot with whiskers </svg:title><svg:desc>Stacked column chart and box plot with whiskers </svg:desc></draw:frame></text:p><text:p text:style-name="Figure">Figure <text:sequence text:ref-name="refFigure28" text:name="Figure" text:formula="ooow:Figure+1" style:num-format="1">29</text:sequence>: Stacked column chart and box plot with whiskers </text:p></draw:text-box><svg:desc>Stacked column chart and box plot with whiskers </svg:desc></draw:frame></text:p>
        <text:section text:style-name="Sect2" text:name="Section1">
          <text:p text:style-name="Table_20_Contents">Minimum of the data series</text:p>
          <text:p text:style-name="Table_20_Contents">The first quartile of the data series</text:p>
          <text:p text:style-name="Table_20_Contents">Bottom of the box to be formed</text:p>
          <text:p text:style-name="Table_20_Contents">The median of the data series</text:p>
          <text:p text:style-name="Table_20_Contents">The third quartile of the data series is also the top of the shapes box</text:p>
          <text:p text:style-name="Table_20_Contents">The maximum of the data series</text:p>
        </text:section>
        <text:h text:style-name="Heading_20_2" text:outline-level="2"><text:bookmark-start text:name="__RefHeading___Toc198924_1336084092"/>Converting the column chart to box plot with whiskers<text:bookmark-end text:name="__RefHeading___Toc198924_1336084092"/></text:h>
        <text:p text:style-name="Body_20_Text_2c__20_List_20_Intro">You can convert a column chart to box plot with whiskers by following the next steps:</text:p>
        <text:list text:style-name="Numbering_20_1">
          <text:list-item text:start-value="1">
            <text:p text:style-name="Numbering_20_1">Remove or apply the color white to the bottom stack with <text:span text:style-name="Strong_20_Emphasis">Format Data Series</text:span> in the context menu.</text:p>
          </text:list-item>
          <text:list-item>
            <text:p text:style-name="Numbering_20_1">While in edit mode, right-click on the chart and select <text:span text:style-name="Strong_20_Emphasis">Insert Y Error Bars</text:span> from the context menu.</text:p>
          </text:list-item>
          <text:list-item>
            <text:p text:style-name="Numbering_20_1">Set the style in the Line Properties section of the <text:span text:style-name="Emphasis">Line</text:span> tab in the Data Series Y Error Bars dialog box to <text:span text:style-name="Strong_20_Emphasis">Continuous</text:span> and the width to 0.03 cm.</text:p>
          </text:list-item>
          <text:list-item>
            <text:p text:style-name="Numbering_20_1">On the Y Error Bars tab, select <text:span text:style-name="Strong_20_Emphasis">Cell Range</text:span> and in the Error Indicator section choose <text:span text:style-name="Strong_20_Emphasis">Negative</text:span>. In the now opened <text:span text:style-name="Strong_20_Emphasis">Negative (-)</text:span> box insert the difference between the 1st quartile and the minimum. </text:p>
          </text:list-item>
          <text:list-item>
            <text:p text:style-name="Numbering_20_1">Remove or apply the color white to the top stack with <text:span text:style-name="Strong_20_Emphasis">Format Data Series</text:span> in the context menu.</text:p>
          </text:list-item>
          <text:list-item>
            <text:p text:style-name="Numbering_20_1">Set the configuration of the top whisker by performing steps similar to the described above.</text:p>
          </text:list-item>
        </text:list>
        <text:p text:style-name="Text_20_body">The box consists of the middle stack and the stack above it with the median separating the two stacks. Both stacks should be framed with borders by selecting <text:span text:style-name="Strong_20_Emphasis">Format Data Series</text:span> from the context menu. On the <text:span text:style-name="Emphasis">Borders</text:span> tab of the dialog, the Style should be set to Continuous and the thickness to 0.03 cm. If desired, you can remove or whiten the background on the <text:span text:style-name="Emphasis">Plane</text:span> tab.</text:p>
        <text:p text:style-name="Text_20_body">For more detailed instructions about making a boxplot, see <text:a xlink:type="simple" xlink:href="https://wiki.documentfoundation.org/Documentation/HowTo/Calc/BoxplotWithWhiskers" text:style-name="Internet_20_link" text:visited-style-name="Visited_20_Internet_20_Link">https://wiki.documentfoundation.org/Documentation/HowTo/Calc/BoxplotWithWhiskers</text:a>.</text:p>
        <text:h text:style-name="Heading_20_1" text:outline-level="1"><text:bookmark-start text:name="__RefHeading___Toc120434_2092329380"/>Sparklines<text:bookmark-end text:name="__RefHeading___Toc120434_2092329380"/></text:h>
        <text:p text:style-name="Text_20_body">Sparklines are small, simple, cell-sized charts that convey the general shape of data variation within a dataset. Typically, sparklines are used to show variation over time and are usually drawn without axes or coordinates.</text:p>
        <text:p text:style-name="Figure"><text:soft-page-break/><draw:frame draw:style-name="fr2" draw:name="fram_CG25207_029" text:anchor-type="as-char" draw:z-index="6"><draw:text-box fo:min-height="0.041cm" fo:min-width="0.041cm"><text:p text:style-name="Figure"><draw:frame draw:style-name="fr4" draw:name="img_CG25207_030" text:anchor-type="as-char" svg:width="11.989cm" svg:height="2.286cm" draw:z-index="7"><draw:image xlink:href="Pictures/1000000100000352000000A39BF3BD8C.png" xlink:type="simple" xlink:show="embed" xlink:actuate="onLoad" draw:mime-type="image/png"/><svg:title>A simple sparkline example</svg:title><svg:desc>A simple sparkline example</svg:desc></draw:frame></text:p><text:p text:style-name="Figure">Figure <text:sequence text:ref-name="refFigure29" text:name="Figure" text:formula="ooow:Figure+1" style:num-format="1">30</text:sequence>: A simple sparkline example</text:p></draw:text-box><svg:desc>A simple sparkline example</svg:desc></draw:frame></text:p>
        <text:list xml:id="list161720468074005" text:continue-list="list161719883052296" text:style-name="Heading_20_Tip">
          <text:list-item>
            <text:p text:style-name="Heading_20_Tip">Tip</text:p>
          </text:list-item>
        </text:list>
        <text:p text:style-name="Body_20_Text_2c__20_Note">Calc’s sparklines are compatible with Microsoft Excel’s version of sparklines and can be both imported from and exported to Excel. </text:p>
        <text:h text:style-name="Heading_20_2" text:outline-level="2"><text:bookmark-start text:name="__RefHeading___Toc120436_2092329380"/>Creating a sparkline<text:bookmark-end text:name="__RefHeading___Toc120436_2092329380"/></text:h>
        <text:p text:style-name="Body_20_Text_2c__20_List_20_Intro">To create a sparkline:</text:p>
        <text:list xml:id="list2157844893" text:style-name="Numbering_20_1">
          <text:list-item text:start-value="1">
            <text:p text:style-name="Numbering_20_1">Select the row or column of source data.</text:p>
          </text:list-item>
          <text:list-item>
            <text:p text:style-name="Numbering_20_1">Either right-click on the selected data and choose <text:span text:style-name="Strong_20_Emphasis">Sparklines &gt; Sparkline</text:span> from the context menu, or go to <text:span text:style-name="Strong_20_Emphasis">Insert &gt; Sparkline</text:span> on the Menu bar.</text:p>
          </text:list-item>
          <text:list-item>
            <text:p text:style-name="Numbering_20_1">Calc displays the Sparkline Properties dialog, configured for sparkline creation (Figure <text:sequence-ref text:reference-format="value" text:ref-name="refFigure30">31</text:sequence-ref>).</text:p>
          </text:list-item>
          <text:list-item>
            <text:p text:style-name="Numbering_20_1">Select a single cell as the <text:span text:style-name="Emphasis">Output range</text:span>.</text:p>
          </text:list-item>
          <text:list-item>
            <text:p text:style-name="Numbering_20_1">Complete the remainder of the Sparkline Properties dialog, as required for the new sparkline. The available options are described below.</text:p>
          </text:list-item>
          <text:list-item>
            <text:p text:style-name="Numbering_20_1">Click <text:span text:style-name="Strong_20_Emphasis">OK</text:span> to close the Sparkline Properties dialog and create the sparkline.</text:p>
          </text:list-item>
        </text:list>
        <text:p text:style-name="Body_20_Text_2c__20_List_20_Intro">For sparkline creation, the Sparkline Properties dialog provides the following fields:</text:p>
        <text:p text:style-name="Definition_20_Term">Data</text:p>
        <text:list text:continue-list="list161721291145302" text:style-name="List_20_1">
          <text:list-item>
            <text:p text:style-name="List_20_1"><text:span text:style-name="Emphasis">Input range</text:span> – The input data range for the sparkline. This will be auto-populated if you selected a data range before creating the sparkline.</text:p>
          </text:list-item>
          <text:list-item>
            <text:p text:style-name="List_20_1"><text:span text:style-name="Emphasis">Output range</text:span> – The cell(s) where the sparkline(s) will be drawn.</text:p>
          </text:list-item>
        </text:list>
        <text:p text:style-name="Definition_20_Term">Properties</text:p>
        <text:list text:continue-numbering="true" text:style-name="List_20_1">
          <text:list-item>
            <text:p text:style-name="List_20_1"><text:span text:style-name="Emphasis">Type</text:span> – Select the sparkline type: <text:span text:style-name="Strong_20_Emphasis">Line</text:span>, <text:span text:style-name="Strong_20_Emphasis">Column</text:span>, or <text:span text:style-name="Strong_20_Emphasis">Stacked</text:span>. These options are described further in the “<text:bookmark-ref text:reference-format="text" text:ref-name="__RefHeading___Toc96633_2092329380">Types of sparkline</text:bookmark-ref>” section <text:bookmark-ref text:reference-format="direction" text:ref-name="__RefHeading___Toc96633_2092329380">below</text:bookmark-ref>.</text:p>
          </text:list-item>
          <text:list-item>
            <text:p text:style-name="List_20_1"><text:span text:style-name="Emphasis">Line width</text:span> – Set the line width for line sparklines.</text:p>
          </text:list-item>
          <text:list-item>
            <text:p text:style-name="List_20_1"><text:span text:style-name="Emphasis">Display empty cells as</text:span> – <text:span text:style-name="Strong_20_Emphasis">Gap</text:span> (skips the missing data and shows a gap in the sequence), <text:span text:style-name="Strong_20_Emphasis">Zero</text:span> (displays the missing data as zero), or <text:span text:style-name="Strong_20_Emphasis">Span</text:span> (skips the missing data and draws a line to the next value).</text:p>
          </text:list-item>
          <text:list-item>
            <text:p text:style-name="List_20_1"><text:span text:style-name="Emphasis">Display hidden</text:span> – Check to show all data in the selected input range in the sparkline. If unchecked, hidden data will be ignored.</text:p>
          </text:list-item>
          <text:list-item>
            <text:p text:style-name="List_20_1"><text:span text:style-name="Emphasis">Right-to-left</text:span> – By default, the sparkline will display the data from left to right for rows and top to bottom for columns. Checking this box will reverse the display order.</text:p>
          </text:list-item>
        </text:list>
        <text:p text:style-name="Definition_20_Term">Colors</text:p>
        <text:list text:continue-numbering="true" text:style-name="List_20_1">
          <text:list-item>
            <text:p text:style-name="List_20_1">Set the main color for the <text:span text:style-name="Emphasis">Series</text:span> of values and check and select colors for various value types to display in the sparkline. <text:span text:style-name="Emphasis">Marker</text:span> will set the default color for the data points in line sparklines only.</text:p>
          </text:list-item>
        </text:list>
        <text:p text:style-name="Definition_20_Term">Axes</text:p>
        <text:list xml:id="list161720242702233" text:continue-numbering="true" text:style-name="List_20_1">
          <text:list-item>
            <text:p text:style-name="List_20_1"><text:span text:style-name="Emphasis">Display X axis</text:span> – Check to show an X‑axis in the sparkline.</text:p>
          </text:list-item>
          <text:list-item>
            <text:p text:style-name="List_20_1"><text:soft-page-break/><text:span text:style-name="Emphasis">Vertical minimum</text:span>, <text:span text:style-name="Emphasis">Vertical maximum</text:span> – set the minimum and maximum values for the Y‑axis with options <text:span text:style-name="Strong_20_Emphasis">Individual</text:span>, <text:span text:style-name="Strong_20_Emphasis">Group</text:span> (see “<text:bookmark-ref text:reference-format="text" text:ref-name="__RefHeading___Toc110200_2092329380">Creating multiple sparklines</text:bookmark-ref>” <text:bookmark-ref text:reference-format="direction" text:ref-name="__RefHeading___Toc110200_2092329380">below</text:bookmark-ref>), and <text:span text:style-name="Strong_20_Emphasis">Custom</text:span>. The adjacent numeric input fields are available only when the <text:span text:style-name="Strong_20_Emphasis">Custom</text:span> option is selected in the corresponding menu.</text:p>
          </text:list-item>
        </text:list>
        <text:list text:continue-list="list161721188955588" text:style-name="Heading_20_Note">
          <text:list-item>
            <text:p text:style-name="Heading_20_Note">Note</text:p>
          </text:list-item>
        </text:list>
        <text:p text:style-name="Body_20_Text_2c__20_Note">A sparkline is limited to one cell. To increase the size of the sparkline, increase the size of the cell. If the sparkline cell is merged into other cells, the sparkline will remain the same size as in the original cell, but the option to modify the sparkline’s formatting will be lost until the cell is unmerged. </text:p>
        <text:p text:style-name="Figure"><draw:frame draw:style-name="fr2" draw:name="fram_CG25207_030" text:anchor-type="as-char" draw:z-index="8"><draw:text-box fo:min-height="0.041cm" fo:min-width="0.041cm"><text:p text:style-name="Figure"><draw:frame draw:style-name="fr4" draw:name="img_CG25207_031" text:anchor-type="as-char" svg:width="8.931cm" svg:height="8.74cm" draw:z-index="9"><draw:image xlink:href="Pictures/10000001000002D3000002C4F5928D8B.png" xlink:type="simple" xlink:show="embed" xlink:actuate="onLoad" draw:mime-type="image/png"/><svg:title>Sparkline Properties dialog (sparkline creation) </svg:title><svg:desc>Sparkline Properties dialog (sparkline creation) </svg:desc></draw:frame></text:p><text:p text:style-name="Figure">Figure <text:sequence text:ref-name="refFigure30" text:name="Figure" text:formula="ooow:Figure+1" style:num-format="1">31</text:sequence>: Sparkline Properties dialog (sparkline creation) </text:p></draw:text-box><svg:desc>Sparkline Properties dialog (sparkline creation) </svg:desc></draw:frame></text:p>
        <text:h text:style-name="Heading_20_2" text:outline-level="2"><text:bookmark-start text:name="__RefHeading___Toc96633_2092329380"/>Types of sparkline<text:bookmark-end text:name="__RefHeading___Toc96633_2092329380"/></text:h>
        <text:p text:style-name="Body_20_Text_2c__20_List_20_Intro">There are three types of sparkline – line, column, and stacked.</text:p>
        <text:p text:style-name="Definition_20_Term">Line</text:p>
        <text:p text:style-name="Text_20_body_20_indent">Straight lines are drawn connecting data values.</text:p>
        <text:p text:style-name="Figure"><draw:frame draw:style-name="fr2" draw:name="fram_CG25207_031" text:anchor-type="as-char" draw:z-index="10"><draw:text-box fo:min-height="0.041cm" fo:min-width="0.041cm"><text:p text:style-name="Figure"><draw:frame draw:style-name="fr4" draw:name="img_CG25207_032" text:anchor-type="as-char" svg:width="7.126cm" svg:height="2.752cm" draw:z-index="60"><draw:image xlink:href="Pictures/10000001000001940000009CC6112794.png" xlink:type="simple" xlink:show="embed" xlink:actuate="onLoad" draw:mime-type="image/png"/><svg:title>Line sparkline example</svg:title><svg:desc>Line sparkline example</svg:desc></draw:frame></text:p><text:p text:style-name="Figure">Figure <text:sequence text:ref-name="refFigure31" text:name="Figure" text:formula="ooow:Figure+1" style:num-format="1">32</text:sequence>: Line sparkline example</text:p></draw:text-box><svg:desc>Line sparkline example</svg:desc></draw:frame></text:p>
        <text:p text:style-name="Definition_20_Term">Column</text:p>
        <text:p text:style-name="Text_20_body_20_indent">Shows a bar for each data value.</text:p>
        <text:p text:style-name="Figure"><text:soft-page-break/><draw:frame draw:style-name="fr2" draw:name="fram_CG25207_032" text:anchor-type="as-char" draw:z-index="61"><draw:text-box fo:min-height="0.041cm" fo:min-width="0.041cm"><text:p text:style-name="Figure"><draw:frame draw:style-name="fr4" draw:name="img_CG25207_033" text:anchor-type="as-char" svg:width="7.144cm" svg:height="2.681cm" draw:z-index="70"><draw:image xlink:href="Pictures/100000010000019500000098E4606160.png" xlink:type="simple" xlink:show="embed" xlink:actuate="onLoad" draw:mime-type="image/png"/><svg:title>Column sparkline example</svg:title><svg:desc>Column sparkline example</svg:desc></draw:frame></text:p><text:p text:style-name="Figure">Figure <text:sequence text:ref-name="refFigure32" text:name="Figure" text:formula="ooow:Figure+1" style:num-format="1">33</text:sequence>: Column sparkline example</text:p></draw:text-box><svg:desc>Column sparkline example</svg:desc></draw:frame></text:p>
        <text:p text:style-name="Definition_20_Term">Stacked</text:p>
        <text:p text:style-name="Text_20_body_20_indent">Shows equally sized bars up or down for positive or negative values. This is sometimes known as a “win-loss sparkline”.</text:p>
        <text:p text:style-name="Figure"><draw:frame draw:style-name="fr2" draw:name="fram_CG25207_033" text:anchor-type="as-char" draw:z-index="71"><draw:text-box fo:min-height="0.041cm" fo:min-width="0.041cm"><text:p text:style-name="Figure"><draw:frame draw:style-name="fr4" draw:name="img_CG25207_034" text:anchor-type="as-char" svg:width="7.161cm" svg:height="2.805cm" draw:z-index="72"><draw:image xlink:href="Pictures/10000001000001910000009D90121578.png" xlink:type="simple" xlink:show="embed" xlink:actuate="onLoad" draw:mime-type="image/png"/><svg:title>Stacked sparkline example</svg:title><svg:desc>Stacked sparkline example</svg:desc></draw:frame></text:p><text:p text:style-name="Figure">Figure <text:sequence text:ref-name="refFigure33" text:name="Figure" text:formula="ooow:Figure+1" style:num-format="1">34</text:sequence>: Stacked sparkline example</text:p></draw:text-box><svg:desc>Stacked sparkline example</svg:desc></draw:frame></text:p>
        <text:h text:style-name="Heading_20_2" text:outline-level="2"><text:bookmark-start text:name="__RefHeading___Toc110200_2092329380"/>Creating multiple sparklines<text:bookmark-end text:name="__RefHeading___Toc110200_2092329380"/></text:h>
        <text:p text:style-name="Body_20_Text_2c__20_List_20_Intro">To create multiple sparklines at once:</text:p>
        <text:list xml:id="list161721117575117" text:continue-list="list2157844893" text:style-name="Numbering_20_1">
          <text:list-item text:start-value="1">
            <text:p text:style-name="Numbering_20_1">Select multiple rows or columns of source data.</text:p>
          </text:list-item>
          <text:list-item>
            <text:p text:style-name="Numbering_20_1">Either right-click on the selected data and choose <text:span text:style-name="Strong_20_Emphasis">Sparklines &gt; Sparkline</text:span> from the context menu, or go to <text:span text:style-name="Strong_20_Emphasis">Insert &gt; Sparkline</text:span> on the Menu bar.</text:p>
          </text:list-item>
          <text:list-item>
            <text:p text:style-name="Numbering_20_1">Calc displays the Sparkline Properties dialog, configured for sparkline creation (Figure <text:sequence-ref text:reference-format="value" text:ref-name="refFigure30">31</text:sequence-ref>).</text:p>
          </text:list-item>
          <text:list-item>
            <text:p text:style-name="Numbering_20_1">Select an equal number of cells for the <text:span text:style-name="Emphasis">Output range</text:span> as there are rows or columns in the <text:span text:style-name="Emphasis">Input range</text:span>.</text:p>
          </text:list-item>
          <text:list-item>
            <text:p text:style-name="Numbering_20_1">Complete the remainder of the Sparkline Properties dialog, as required for the new sparklines. The available options are described in the notes above Figure <text:sequence-ref text:reference-format="value" text:ref-name="refFigure30">31</text:sequence-ref>.</text:p>
          </text:list-item>
          <text:list-item>
            <text:p text:style-name="Numbering_20_1">Click <text:span text:style-name="Strong_20_Emphasis">OK</text:span> to close the Sparkline Properties dialog and create the sparklines.</text:p>
          </text:list-item>
        </text:list>
        <text:p text:style-name="Text_20_body">The new sparklines will appear in the <text:span text:style-name="Emphasis">Output range</text:span> cells in the same order as the rows or columns selected in the <text:span text:style-name="Emphasis">Input range</text:span>. They will all share the same formatting and the same sparkline group (see “<text:bookmark-ref text:reference-format="text" text:ref-name="__RefHeading___Toc103409_2092329380">Sparkline groups</text:bookmark-ref>” <text:bookmark-ref text:reference-format="direction" text:ref-name="__RefHeading___Toc103409_2092329380">below</text:bookmark-ref>).</text:p>
        <text:p text:style-name="Text_20_body">When setting the <text:span text:style-name="Emphasis">Vertical minimum</text:span> or <text:span text:style-name="Emphasis">Vertical maximum</text:span> to <text:span text:style-name="Strong_20_Emphasis">Group</text:span>, each associated sparkline’s Y‑axis will enlarge to include the lowest (for minimum) or highest (for maximum) value from all of the data in the associated sparklines.</text:p>
        <text:list text:continue-list="list161720468074005" text:style-name="Heading_20_Tip">
          <text:list-item>
            <text:p text:style-name="Heading_20_Tip">Tip</text:p>
          </text:list-item>
        </text:list>
        <text:p text:style-name="Body_20_Text_2c__20_Note">If the <text:span text:style-name="Strong_20_Emphasis">OK</text:span> button in the Sparkline Properties dialog is unavailable, it is because the number of cells in the <text:span text:style-name="Emphasis">Output range</text:span> does not match the number of rows or columns selected in the <text:span text:style-name="Emphasis">Input range</text:span>. Update these dimensions to match, and the <text:span text:style-name="Strong_20_Emphasis">OK</text:span> button will become available.</text:p>
        <text:h text:style-name="Heading_20_2" text:outline-level="2"><text:bookmark-start text:name="__RefHeading___Toc120438_2092329380"/><text:soft-page-break/>Modifying a sparkline<text:bookmark-end text:name="__RefHeading___Toc120438_2092329380"/></text:h>
        <text:h text:style-name="Heading_20_3" text:outline-level="3"><text:bookmark-start text:name="__RefHeading___Toc120440_2092329380"/>Updating a sparkline’s data range<text:bookmark-end text:name="__RefHeading___Toc120440_2092329380"/></text:h>
        <text:p text:style-name="Body_20_Text_2c__20_List_20_Intro">To update a sparkline’s data range:</text:p>
        <text:list xml:id="list161721543819987" text:continue-list="list161721117575117" text:style-name="Numbering_20_1">
          <text:list-item text:start-value="1">
            <text:p text:style-name="Numbering_20_1">Right-click on the sparkline and choose <text:span text:style-name="Strong_20_Emphasis">Sparklines &gt; Edit Sparkline</text:span> from the context menu.</text:p>
          </text:list-item>
          <text:list-item>
            <text:p text:style-name="Numbering_20_1">Calc displays the Sparkline Data Range dialog (Figure <text:sequence-ref text:reference-format="value" text:ref-name="refFigure34">35</text:sequence-ref>).</text:p>
          </text:list-item>
          <text:list-item>
            <text:p text:style-name="Numbering_20_1">Update the <text:span text:style-name="Emphasis">Data range</text:span> as required.</text:p>
          </text:list-item>
          <text:list-item>
            <text:p text:style-name="Numbering_20_1">Click <text:span text:style-name="Strong_20_Emphasis">OK</text:span> to close the Sparkline Data Range dialog.</text:p>
          </text:list-item>
        </text:list>
        <text:p text:style-name="Figure"><draw:frame draw:style-name="fr2" draw:name="fram_CG25207_034" text:anchor-type="as-char" draw:z-index="11"><draw:text-box fo:min-height="0.041cm" fo:min-width="0.041cm"><text:p text:style-name="Figure"><draw:frame draw:style-name="fr4" draw:name="img_CG25207_035" text:anchor-type="as-char" svg:width="9.225cm" svg:height="3.069cm" draw:z-index="12"><draw:image xlink:href="Pictures/100000010000020B000000AE52E10B61.png" xlink:type="simple" xlink:show="embed" xlink:actuate="onLoad" draw:mime-type="image/png"/><svg:title>Sparkline Data Range dialog</svg:title><svg:desc>Sparkline Data Range dialog</svg:desc></draw:frame></text:p><text:p text:style-name="Figure">Figure <text:sequence text:ref-name="refFigure34" text:name="Figure" text:formula="ooow:Figure+1" style:num-format="1">35</text:sequence>: Sparkline Data Range dialog</text:p></draw:text-box><svg:desc>Sparkline Data Range dialog</svg:desc></draw:frame></text:p>
        <text:h text:style-name="Heading_20_3" text:outline-level="3"><text:bookmark-start text:name="__RefHeading___Toc10042_1445038672"/>Updating a sparkline’s formatting properties<text:bookmark-end text:name="__RefHeading___Toc10042_1445038672"/></text:h>
        <text:p text:style-name="Body_20_Text_2c__20_List_20_Intro">To update a sparkline’s formatting properties (excluding input and output ranges):</text:p>
        <text:list xml:id="list161720781299690" text:continue-numbering="true" text:style-name="Numbering_20_1">
          <text:list-item text:start-value="1">
            <text:p text:style-name="Numbering_20_1">Either right-click on the selected sparkline and choose <text:span text:style-name="Strong_20_Emphasis">Sparklines &gt; Sparkline</text:span> from the context menu, or select the sparkline and go to <text:span text:style-name="Strong_20_Emphasis">Insert &gt; Sparkline</text:span> on the Menu bar.</text:p>
          </text:list-item>
          <text:list-item>
            <text:p text:style-name="Numbering_20_1">Calc displays the Sparkline Properties dialog, configured for sparkline modification (Figure <text:sequence-ref text:reference-format="value" text:ref-name="refFigure35">36</text:sequence-ref>). Note that the controls on this version of the Sparkline Properties dialog are identical to those for the sparkline creation version shown in Figure <text:sequence-ref text:reference-format="value" text:ref-name="refFigure30">31</text:sequence-ref>, except that the fields in the <text:span text:style-name="Emphasis">Data</text:span> area for entering the <text:span text:style-name="Emphasis">Input range</text:span> and the <text:span text:style-name="Emphasis">Output range</text:span> are omitted.</text:p>
          </text:list-item>
          <text:list-item>
            <text:p text:style-name="Numbering_20_1">Modify the fields of the Sparkline Properties dialog, as required. The available options are as described in the notes above Figure <text:sequence-ref text:reference-format="value" text:ref-name="refFigure30">31</text:sequence-ref>.</text:p>
          </text:list-item>
          <text:list-item>
            <text:p text:style-name="Numbering_20_1">Click <text:span text:style-name="Strong_20_Emphasis">OK</text:span> to close the Sparkline Properties dialog and update the formatting properties of the selected sparkline.</text:p>
          </text:list-item>
        </text:list>
        <text:p text:style-name="Figure"><text:soft-page-break/><draw:frame draw:style-name="fr2" draw:name="fram_CG25207_035" text:anchor-type="as-char" draw:z-index="4"><draw:text-box fo:min-height="0.041cm" fo:min-width="0.041cm"><text:p text:style-name="Figure"><draw:frame draw:style-name="fr4" draw:name="img_CG25207_036" text:anchor-type="as-char" svg:width="12.753cm" svg:height="10.213cm" draw:z-index="5"><draw:image xlink:href="Pictures/10000001000002D300000243F77DD432.png" xlink:type="simple" xlink:show="embed" xlink:actuate="onLoad" draw:mime-type="image/png"/><svg:title>Sparkline Properties dialog (sparkline modification)</svg:title><svg:desc>Sparkline Properties dialog (sparkline modification)</svg:desc></draw:frame></text:p><text:p text:style-name="Figure">Figure <text:sequence text:ref-name="refFigure35" text:name="Figure" text:formula="ooow:Figure+1" style:num-format="1">36</text:sequence>: Sparkline Properties dialog (sparkline modification)</text:p></draw:text-box><svg:desc>Sparkline Properties dialog (sparkline modification)</svg:desc></draw:frame></text:p>
        <text:h text:style-name="Heading_20_2" text:outline-level="2"><text:bookmark-start text:name="__RefHeading___Toc103409_2092329380"/>Sparkline groups<text:bookmark-end text:name="__RefHeading___Toc103409_2092329380"/></text:h>
        <text:p text:style-name="Text_20_body">Sparklines are defined for one cell, but multiple sparklines can be linked together into a group. The group shares the same formatting properties for rendering the sparkline. The unique data that is defined for each sparkline is the data range that will be used.</text:p>
        <text:p text:style-name="Text_20_body">Each individually created sparkline is associated to one sparkline group. When multiple sparklines are created at once, they initially share the same sparkline group. Any change to the formatting properties of a sparkline group will affect all related sparklines.</text:p>
        <text:p text:style-name="Text_20_body">When a sparkline is selected, all sparklines in the same group are highlighted.</text:p>
        <text:h text:style-name="Heading_20_3" text:outline-level="3"><text:bookmark-start text:name="__RefHeading___Toc120442_2092329380"/>Modifying the formatting properties of a sparkline group<text:bookmark-end text:name="__RefHeading___Toc120442_2092329380"/></text:h>
        <text:p text:style-name="Body_20_Text_2c__20_List_20_Intro">To update the formatting properties of a sparkline group:</text:p>
        <text:list xml:id="list161720424516817" text:continue-numbering="true" text:style-name="Numbering_20_1">
          <text:list-item text:start-value="1">
            <text:p text:style-name="Numbering_20_1">Right-click on a sparkline in the group to be modified and choose <text:span text:style-name="Strong_20_Emphasis">Sparklines &gt; Edit Sparkline Group</text:span> from the context menu, or select a cell containing a sparkline in the group to be modified and go to <text:span text:style-name="Strong_20_Emphasis">Format &gt; Sparklines &gt; Edit Sparkline Group</text:span> on the Menu bar.</text:p>
          </text:list-item>
          <text:list-item>
            <text:p text:style-name="Numbering_20_1">Calc displays the Sparkline Properties dialog, configured for sparkline modification. Note that the controls on this version of the Sparkline Properties dialog are identical to those for the sparkline modification version shown in Figure <text:sequence-ref text:reference-format="value" text:ref-name="refFigure35">36</text:sequence-ref>.</text:p>
          </text:list-item>
          <text:list-item>
            <text:p text:style-name="Numbering_20_1">Modify the fields of the Sparkline Properties dialog, as required. The available options are described in the notes above Figure <text:sequence-ref text:reference-format="value" text:ref-name="refFigure30">31</text:sequence-ref>.</text:p>
          </text:list-item>
          <text:list-item>
            <text:p text:style-name="Numbering_20_1">Click <text:span text:style-name="Strong_20_Emphasis">OK</text:span> to close the Sparkline Properties dialog and update the formatting properties for all sparklines in the group.</text:p>
          </text:list-item>
        </text:list>
        <text:h text:style-name="Heading_20_3" text:outline-level="3"><text:bookmark-start text:name="__RefHeading___Toc120444_2092329380"/><text:soft-page-break/>Grouping and ungrouping sparklines<text:bookmark-end text:name="__RefHeading___Toc120444_2092329380"/></text:h>
        <text:p text:style-name="Body_20_Text_2c__20_List_20_Intro">To group sparklines so that they share the same formatting:</text:p>
        <text:list text:continue-numbering="true" text:style-name="Numbering_20_1">
          <text:list-item text:start-value="1">
            <text:p text:style-name="Numbering_20_1">First select the sparkline with the group formatting that is to be applied to other sparklines.</text:p>
          </text:list-item>
          <text:list-item>
            <text:p text:style-name="Numbering_20_1">Next select the other sparkline(s) to add to the group.</text:p>
          </text:list-item>
          <text:list-item>
            <text:p text:style-name="Numbering_20_1">Then do one of the following to finish the grouping:</text:p>
          </text:list-item>
        </text:list>
        <text:list text:continue-list="list161719596116801" text:style-name="List_20_2">
          <text:list-item>
            <text:p text:style-name="List_20_2">Right-click one of the selected cells and choose <text:span text:style-name="Strong_20_Emphasis">Sparklines &gt; Group Sparklines</text:span> from the context menu.</text:p>
          </text:list-item>
          <text:list-item>
            <text:p text:style-name="List_20_2">Go to <text:span text:style-name="Strong_20_Emphasis">Format &gt; Sparklines &gt; Group Sparklines</text:span> on the Menu bar.</text:p>
          </text:list-item>
        </text:list>
        <text:p text:style-name="Body_20_Text_2c__20_List_20_Intro">To ungroup sparklines so that they can be formatted separately, select the sparklines to be removed from the sparkline group and do one of the following:</text:p>
        <text:list xml:id="list161720384918027" text:continue-list="list161720242702233" text:style-name="List_20_1">
          <text:list-item>
            <text:p text:style-name="List_20_1">Right-click one of the selected cells and choose <text:span text:style-name="Strong_20_Emphasis">Sparklines &gt; Ungroup Sparklines</text:span> from the context menu.</text:p>
          </text:list-item>
          <text:list-item>
            <text:p text:style-name="List_20_1">Go to <text:span text:style-name="Strong_20_Emphasis">Format &gt; Sparklines &gt; Ungroup Sparklines</text:span> on the Menu bar.</text:p>
          </text:list-item>
        </text:list>
        <text:p text:style-name="Text_20_body">The sparklines that were ungrouped will now each have their own sparkline group.</text:p>
        <text:h text:style-name="Heading_20_2" text:outline-level="2"><text:bookmark-start text:name="__RefHeading___Toc120446_2092329380"/>Deleting sparklines<text:bookmark-end text:name="__RefHeading___Toc120446_2092329380"/></text:h>
        <text:p text:style-name="Body_20_Text_2c__20_List_20_Intro">To delete a single sparkline, do one of the following:</text:p>
        <text:list text:continue-numbering="true" text:style-name="List_20_1">
          <text:list-item>
            <text:p text:style-name="List_20_1">Select the sparkline and press <text:span text:style-name="Emphasis">Delete</text:span>.</text:p>
          </text:list-item>
          <text:list-item>
            <text:p text:style-name="List_20_1">Select the sparkline and go to <text:span text:style-name="Strong_20_Emphasis">Format &gt; Sparklines &gt; Delete Sparkline</text:span> on the Menu bar.</text:p>
          </text:list-item>
          <text:list-item>
            <text:p text:style-name="List_20_1">Right-click the sparkline and choose <text:span text:style-name="Strong_20_Emphasis">Sparklines &gt; Delete Sparkline</text:span> from the context menu.</text:p>
          </text:list-item>
        </text:list>
        <text:p text:style-name="Body_20_Text_2c__20_List_20_Intro">To delete all sparklines in a group, do one of the following:</text:p>
        <text:list text:continue-numbering="true" text:style-name="List_20_1">
          <text:list-item>
            <text:p text:style-name="List_20_1">Select a sparkline in the group and go to <text:span text:style-name="Strong_20_Emphasis">Format &gt; Sparklines &gt; Delete Sparkline Group</text:span> on the Menu bar.</text:p>
          </text:list-item>
          <text:list-item>
            <text:p text:style-name="List_20_1">Right-click a sparkline in the group and choose <text:span text:style-name="Strong_20_Emphasis">Sparklines &gt; Delete Sparkline Group</text:span> from the context menu.</text:p>
          </text:list-item>
        </text:list>
        <text:p text:style-name="Text_20_body"/>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ns42: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date-style style:name="N139">
      <number:year number:style="long"/>
    </number:date-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number-style style:name="N142P0" style:volatile="true">
      <number:number number:decimal-places="0" number:min-decimal-places="0" number:min-integer-digits="1" number:grouping="true"/>
      <number:text> </number:text>
    </number:number-style>
    <number:number-style style:name="N142">
      <number:text>(</number:text>
      <number:number number:decimal-places="0" number:min-decimal-places="0" number:min-integer-digits="1" number:grouping="true"/>
      <number:text>)</number:text>
      <style:map style:condition="value()&gt;=0" style:apply-style-name="N142P0"/>
    </number:number-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currency-style style:name="N145P0" style:volatile="true">
      <number:currency-symbol number:language="nl" number:country="NL">fl</number:currency-symbol>
      <number:text> </number:text>
      <number:number number:decimal-places="2" number:min-decimal-places="2" number:min-integer-digits="1" number:grouping="true"/>
    </number:currency-style>
    <number:currency-style style:name="N14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5P0"/>
    </number:currency-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date-style style:name="N148">
      <number:month number:style="long" number:textual="true"/>
      <number:text> </number:text>
      <number:year number:style="long"/>
    </number:date-style>
    <number:currency-style style:name="N15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0P0"/>
    </number:currency-style>
    <number:currency-style style:name="N151P0" style:volatile="true">
      <number:currency-symbol number:language="nl" number:country="NL">fl</number:currency-symbol>
      <number:text> </number:text>
      <number:number number:decimal-places="2" number:min-decimal-places="2" number:min-integer-digits="1" number:grouping="true"/>
    </number:currency-style>
    <number:currency-style style:name="N151">
      <number:currency-symbol number:language="nl" number:country="NL">fl</number:currency-symbol>
      <number:text> </number:text>
      <number:number number:decimal-places="2" number:min-decimal-places="2" number:min-integer-digits="1" number:grouping="true"/>
      <number:text>-</number:text>
      <style:map style:condition="value()&gt;=0" style:apply-style-name="N151P0"/>
    </number:currency-style>
    <number:currency-style style:name="N152P0" style:volatile="true">
      <number:currency-symbol number:language="la" number:country="VA">€</number:currency-symbol>
      <number:text> </number:text>
      <number:number number:decimal-places="0" number:min-decimal-places="0" number:min-integer-digits="1" number:grouping="true"/>
    </number:currency-style>
    <number:currency-style style:name="N15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2P0"/>
    </number:currency-style>
    <number:currency-style style:name="N15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4P0"/>
    </number:currency-style>
    <number:date-style style:name="N15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Sparklines</text:chapter><text:s/>| <text:page-number text:select-page="current">27</text:page-number></text:p>
      </style:footer>
      <style:footer-left>
        <text:p text:style-name="MP1"><text:page-number text:select-page="current">28</text:page-number><text:s/>| <text:title>Calc Guide 25.2 - Chapter 7, Gallery of Chart Typ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7, Gallery of Chart Types</text:title><text:s/>| <text:page-number text:select-page="current">3</text:page-number></text:p>
      </style:footer>
      <style:footer-left>
        <text:p text:style-name="Footer_20_left"><text:page-number text:select-page="current">4</text:page-number><text:s/><text:span text:style-name="MT4">| </text:span><text:title>Calc Guide 25.2 - Chapter 7, Gallery of Chart Typ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10-14T10:08:49.590491513</meta:creation-date>
    <meta:editing-duration>P3DT6H39M28S</meta:editing-duration>
    <meta:editing-cycles>410</meta:editing-cycles>
    <dc:title>Calc Guide 25.2 - Chapter 7, Gallery of Chart Types</dc:title>
    <meta:initial-creator>Jean Weber</meta:initial-creator>
    <dc:date>2025-05-19T16:17:19.445934914</dc:date>
    <meta:print-date>2023-10-26T20:44:26.937000000</meta:print-date>
    <meta:printed-by>PDF files: Steve Fanning</meta:printed-by>
    <dc:contributor>The LibreOffice Documentation Team</dc:contributor>
    <dc:publisher>The Document Foundation</dc:publisher>
    <dc:subject>LibreOffice  - Calc Guide 25.2</dc:subject>
    <dc:description>Calc Guide 25.2</dc:description>
    <dc:creator>Olivier Hallot</dc:creator>
    <meta:document-statistic meta:table-count="3" meta:image-count="37" meta:object-count="0" meta:page-count="28" meta:paragraph-count="503" meta:word-count="7137" meta:character-count="40915" meta:non-whitespace-character-count="34252"/>
    <meta:user-defined meta:name="Chapter Number">Chapter 7</meta:user-defined>
    <meta:user-defined meta:name="Chapter Title">Gallery of Chart Types</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